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chanmi@chanmi-Precision-Tower-5810:~/SDCL/build$ ./RunSDCL 1 0.01 False False</text:p>
      <text:p text:style-name="Standard">SDCL planner start!</text:p>
      <text:p text:style-name="Standard">Parsed <text:s/>scene=1 <text:s/>duration=0.01 <text:s/>use_training=0 <text:s/>use_Gaussian=0</text:p>
      <text:p text:style-name="Standard">Environment2D loading image: ../resource/exist21.png</text:p>
      <text:p text:style-name="Standard">Settings for the state space 'RealVectorSpace0'</text:p>
      <text:p text:style-name="Standard"><text:s text:c="2"/>- state validity check resolution: 1%</text:p>
      <text:p text:style-name="Standard"><text:s text:c="2"/>- valid segment count factor: 1</text:p>
      <text:p text:style-name="Standard"><text:s text:c="2"/>- state space:</text:p>
      <text:p text:style-name="Standard">Real vector state space 'RealVectorSpace0' of dimension 2 with bounds: </text:p>
      <text:p text:style-name="Standard"><text:s text:c="2"/>- min: -4 -4 </text:p>
      <text:p text:style-name="Standard"><text:s text:c="2"/>- max: 4 4 </text:p>
      <text:p text:style-name="Standard"/>
      <text:p text:style-name="Standard">Declared parameters:</text:p>
      <text:p text:style-name="Standard">longest_valid_segment_fraction = 0.01</text:p>
      <text:p text:style-name="Standard">projection.cellsize.0 = 0.4</text:p>
      <text:p text:style-name="Standard">projection.cellsize.1 = 0.4</text:p>
      <text:p text:style-name="Standard">projection.cellsize_factor = 0</text:p>
      <text:p text:style-name="Standard">valid_segment_count_factor = 1</text:p>
      <text:p text:style-name="Standard">Valid state sampler named uniform with parameters:</text:p>
      <text:p text:style-name="Standard">nr_attempts = 100</text:p>
      <text:p text:style-name="Standard">Start states:</text:p>
      <text:p text:style-name="Standard">RealVectorState [0 1.2]</text:p>
      <text:p text:style-name="Standard">Goal state, threshold = 2.22045e-16, memory address = 0x62cdf1843820, state = </text:p>
      <text:p text:style-name="Standard">RealVectorState [0 -1]</text:p>
      <text:p text:style-name="Standard">OptimizationObjective = nullptr</text:p>
      <text:p text:style-name="Standard">There are 0 solutions</text:p>
      <text:p text:style-name="Standard">Info: <text:s text:c="3"/>SDCL: Starting planning with 2 states already in datastructure</text:p>
      <text:p text:style-name="Standard">Info: <text:s text:c="3"/>SDCL: Created 986 states</text:p>
      <text:p text:style-name="Standard">Info: <text:s text:c="3"/>Total training time is 0.000000, total sampling time is 0.000000.</text:p>
      <text:p text:style-name="Standard">Info: <text:s text:c="3"/>Using approximate solution, heuristic cost-to-go is 1.769986</text:p>
      <text:p text:style-name="Standard">Info: <text:s text:c="3"/>ProblemDefinition: Adding approximate solution from planner SDCL</text:p>
      <text:p text:style-name="Standard">No solution found.</text:p>
      <text:p text:style-name="Standard">Saved scatter plot to roadmapBefore.png</text:p>
      <text:p text:style-name="Standard">Info: <text:s text:c="3"/>Component 936 =&gt; single-cluster GMM built with 1 states</text:p>
      <text:p text:style-name="Standard">Info: <text:s text:c="3"/>Component 303 =&gt; single-cluster GMM built with 32 states</text:p>
      <text:p text:style-name="Standard">Info: <text:s text:c="3"/>Component 580 =&gt; single-cluster GMM built with 532 states</text:p>
      <text:p text:style-name="Standard">Info: <text:s text:c="3"/>Component 322 =&gt; single-cluster GMM built with 423 states</text:p>
      <text:p text:style-name="Standard">Info: <text:s text:c="3"/>Done building per component diagonal GMMs =&gt; compGMMsDiag_</text:p>
      <text:p text:style-name="Standard">[Comp 322, Clust 0] vs [Comp 580, Clust 0] =&gt; BD = 4.96217</text:p>
      <text:p text:style-name="Standard">[Comp 322, Clust 0] vs [Comp 303, Clust 0] =&gt; BD = 3.3667</text:p>
      <text:p text:style-name="Standard">[Comp 322, Clust 0] vs [Comp 936, Clust 0] =&gt; BD = 13.7303</text:p>
      <text:p text:style-name="Standard">[Comp 580, Clust 0] vs [Comp 303, Clust 0] =&gt; BD = 4.07839</text:p>
      <text:p text:style-name="Standard">[Comp 580, Clust 0] vs [Comp 936, Clust 0] =&gt; BD = 13.7477</text:p>
      <text:p text:style-name="Standard">[Comp 303, Clust 0] vs [Comp 936, Clust 0] =&gt; BD = 16.6426</text:p>
      <text:p text:style-name="Standard">Info: <text:s text:c="3"/>Sample 1: [-2.02877, 0.358381] is valid (fallback), adding to roadmap</text:p>
      <text:p text:style-name="Standard">Info: <text:s text:c="3"/>Sample 4: [-1.77505, -1.41929] is valid (fallback), adding to roadmap</text:p>
      <text:p text:style-name="Standard">Info: <text:s text:c="3"/>Sample 5: [-2.0928, -0.861732] is valid (fallback), adding to roadmap</text:p>
      <text:p text:style-name="Standard">Info: <text:s text:c="3"/>Sample 6: [-1.07487, 0.334409] is valid (fallback), adding to roadmap</text:p>
      <text:p text:style-name="Standard">Info: <text:s text:c="3"/>Sample 13: [-1.80141, 1.67868] is valid (fallback), adding to roadmap</text:p>
      <text:p text:style-name="Standard"><text:soft-page-break/>Info: <text:s text:c="3"/>Sample 15: [-1.86788, -1.72176] is valid (fallback), adding to roadmap</text:p>
      <text:p text:style-name="Standard">Info: <text:s text:c="3"/>Sample 21: [-0.894788, 0.938331] is valid (fallback), adding to roadmap</text:p>
      <text:p text:style-name="Standard">Info: <text:s text:c="3"/>Sample 22: [-1.22849, 1.22507] is valid (fallback), adding to roadmap</text:p>
      <text:p text:style-name="Standard">Info: <text:s text:c="3"/>Sample 25: [-0.369107, -1.19818] is valid (fallback), adding to roadmap</text:p>
      <text:p text:style-name="Standard">Info: <text:s text:c="3"/>Sample 32: [-0.888801, -0.518537] is valid (fallback), adding to roadmap</text:p>
      <text:p text:style-name="Standard">Info: <text:s text:c="3"/>Sample 35: [-1.64747, 1.81308] is valid (fallback), adding to roadmap</text:p>
      <text:p text:style-name="Standard">Info: <text:s text:c="3"/>Sample 40: [-2.1009, -0.75532] is valid (fallback), adding to roadmap</text:p>
      <text:p text:style-name="Standard">Info: <text:s text:c="3"/>Sample 41: [-2.03736, -0.618857] is valid (fallback), adding to roadmap</text:p>
      <text:p text:style-name="Standard">Info: <text:s text:c="3"/>Sample 42: [-1.2408, 0.924571] is valid (fallback), adding to roadmap</text:p>
      <text:p text:style-name="Standard">Info: <text:s text:c="3"/>Sample 47: [-1.65568, 1.308] is valid (fallback), adding to roadmap</text:p>
      <text:p text:style-name="Standard">Info: <text:s text:c="3"/>Sample 48: [-1.82399, -0.587593] is valid (fallback), adding to roadmap</text:p>
      <text:p text:style-name="Standard">Info: <text:s text:c="3"/>Sample 53: [-1.57973, -0.594107] is valid (fallback), adding to roadmap</text:p>
      <text:p text:style-name="Standard">Info: <text:s text:c="3"/>Sample 56: [-1.38257, 1.10277] is valid (fallback), adding to roadmap</text:p>
      <text:p text:style-name="Standard">Info: <text:s text:c="3"/>Sample 58: [-1.44079, -1.24819] is valid (fallback), adding to roadmap</text:p>
      <text:p text:style-name="Standard">Info: <text:s text:c="3"/>Sample 63: [-2.22232, 0.81963] is valid (fallback), adding to roadmap</text:p>
      <text:p text:style-name="Standard">Info: <text:s text:c="3"/>Sample 64: [-1.56189, 1.15622] is valid (fallback), adding to roadmap</text:p>
      <text:p text:style-name="Standard">Info: <text:s text:c="3"/>Sample 69: [-1.78921, 0.886033] is valid (fallback), adding to roadmap</text:p>
      <text:p text:style-name="Standard">Info: <text:s text:c="3"/>Sample 70: [-0.787349, -1.03858] is valid (fallback), adding to roadmap</text:p>
      <text:p text:style-name="Standard">Info: <text:s text:c="3"/>Sample 79: [-1.30564, -1.44809] is valid (fallback), adding to roadmap</text:p>
      <text:p text:style-name="Standard">Info: <text:s text:c="3"/>Sample 0: [-0.843232, 0.341167] is valid (comp 303, cluster 0), adding to roadmap</text:p>
      <text:p text:style-name="Standard">Info: <text:s text:c="3"/>Sample 1: [-1.25119, 0.365862] is valid (comp 303, cluster 0), adding to roadmap</text:p>
      <text:p text:style-name="Standard">Info: <text:s text:c="3"/>Sample 2: [0.67225, 0.356644] is valid (comp 303, cluster 0), adding to roadmap</text:p>
      <text:p text:style-name="Standard">Info: <text:s text:c="3"/>Sample 4: [0.727317, 0.331252] is valid (comp 303, cluster 0), adding to roadmap</text:p>
      <text:p text:style-name="Standard">Info: <text:s text:c="3"/>Sample 5: [-0.582335, 0.352576] is valid (comp 303, cluster 0), adding to roadmap</text:p>
      <text:p text:style-name="Standard">Info: <text:s text:c="3"/>Sample 6: [0.580021, 0.335455] is valid (comp 303, cluster 0), adding to roadmap</text:p>
      <text:p text:style-name="Standard">Info: <text:s text:c="3"/>Sample 7: [0.178558, 0.348281] is valid (comp 303, cluster 0), adding to roadmap</text:p>
      <text:p text:style-name="Standard">Info: <text:s text:c="3"/>Sample 8: [-1.19353, 0.34911] is valid (comp 303, cluster 0), adding to roadmap</text:p>
      <text:p text:style-name="Standard">Info: <text:s text:c="3"/>Sample 9: [-0.91864, 0.363627] is valid (comp 303, cluster 0), adding to roadmap</text:p>
      <text:p text:style-name="Standard">Info: <text:s text:c="3"/>Sample 10: [-0.932243, 0.368668] is valid (comp 303, cluster 0), adding to roadmap</text:p>
      <text:p text:style-name="Standard">Info: <text:s text:c="3"/>Sample 11: [0.679662, 0.369667] is valid (comp 303, cluster 0), adding to roadmap</text:p>
      <text:p text:style-name="Standard">Info: <text:s text:c="3"/>Sample 12: [-0.59805, 0.355044] is valid (comp 303, cluster 0), adding to roadmap</text:p>
      <text:p text:style-name="Standard">Info: <text:s text:c="3"/>Sample 13: [-0.380691, 0.331726] is valid (comp 303, cluster 0), adding to roadmap</text:p>
      <text:p text:style-name="Standard">Info: <text:s text:c="3"/>Sample 14: [0.0780209, 0.354712] is valid (comp 303, cluster 0), adding to roadmap</text:p>
      <text:p text:style-name="Standard">Info: <text:s text:c="3"/>Sample 16: [-0.31934, 0.338791] is valid (comp 303, cluster 0), adding to roadmap</text:p>
      <text:p text:style-name="Standard">Info: <text:s text:c="3"/>Sample 17: [0.13798, 0.359434] is valid (comp 303, cluster 0), adding to roadmap</text:p>
      <text:p text:style-name="Standard">Info: <text:s text:c="3"/>Sample 18: [-0.236495, 0.332305] is valid (comp 303, cluster 0), adding to roadmap</text:p>
      <text:p text:style-name="Standard">Info: <text:s text:c="3"/>Sample 19: [-0.795536, 0.349395] is valid (comp 303, cluster 0), adding to roadmap</text:p>
      <text:p text:style-name="Standard">Info: <text:s text:c="3"/>Sample 20: [-1.31361, 0.338826] is valid (comp 303, cluster 0), adding to roadmap</text:p>
      <text:p text:style-name="Standard">Info: <text:s text:c="3"/>Sample 22: [-0.794086, 0.347032] is valid (comp 303, cluster 0), adding to roadmap</text:p>
      <text:p text:style-name="Standard">Info: <text:s text:c="3"/>Sample 23: [0.110635, 0.342459] is valid (comp 303, cluster 0), adding to roadmap</text:p>
      <text:p text:style-name="Standard">Info: <text:s text:c="3"/>Sample 25: [0.585503, 0.327994] is valid (comp 303, cluster 0), adding to roadmap</text:p>
      <text:p text:style-name="Standard">Info: <text:s text:c="3"/>Sample 27: [-0.084863, 0.321367] is valid (comp 303, cluster 0), adding to roadmap</text:p>
      <text:p text:style-name="Standard">Info: <text:s text:c="3"/>Sample 28: [-1.47269, 0.351767] is valid (comp 303, cluster 0), adding to roadmap</text:p>
      <text:p text:style-name="Standard">Info: <text:s text:c="3"/>Sample 29: [1.26958, 0.33139] is valid (comp 303, cluster 0), adding to roadmap</text:p>
      <text:p text:style-name="Standard">Info: <text:s text:c="3"/>Sample 31: [0.746652, 0.348427] is valid (comp 303, cluster 0), adding to roadmap</text:p>
      <text:p text:style-name="Standard">Info: <text:s text:c="3"/>Sample 32: [-0.997026, 0.359252] is valid (comp 303, cluster 0), adding to roadmap</text:p>
      <text:p text:style-name="Standard">Info: <text:s text:c="3"/>Sample 33: [-1.16506, 0.347306] is valid (comp 303, cluster 0), adding to roadmap</text:p>
      <text:p text:style-name="Standard">Info: <text:s text:c="3"/>Sample 34: [0.611219, 0.327358] is valid (comp 303, cluster 0), adding to roadmap</text:p>
      <text:p text:style-name="Standard">Info: <text:s text:c="3"/>Sample 35: [0.0890664, 0.353981] is valid (comp 303, cluster 0), adding to roadmap</text:p>
      <text:p text:style-name="Standard"><text:soft-page-break/>Info: <text:s text:c="3"/>Sample 36: [-0.44784, 0.334056] is valid (comp 303, cluster 0), adding to roadmap</text:p>
      <text:p text:style-name="Standard">Info: <text:s text:c="3"/>Sample 37: [-0.0787579, 0.36059] is valid (comp 303, cluster 0), adding to roadmap</text:p>
      <text:p text:style-name="Standard">Info: <text:s text:c="3"/>Sample 38: [0.611544, 0.338072] is valid (comp 303, cluster 0), adding to roadmap</text:p>
      <text:p text:style-name="Standard">Info: <text:s text:c="3"/>Sample 40: [-1.12518, 0.32353] is valid (comp 303, cluster 0), adding to roadmap</text:p>
      <text:p text:style-name="Standard">Info: <text:s text:c="3"/>Sample 41: [1.85269, 0.35428] is valid (comp 303, cluster 0), adding to roadmap</text:p>
      <text:p text:style-name="Standard">Info: <text:s text:c="3"/>Sample 42: [-1.50145, 0.363476] is valid (comp 303, cluster 0), adding to roadmap</text:p>
      <text:p text:style-name="Standard">Info: <text:s text:c="3"/>Sample 43: [0.337022, 0.349544] is valid (comp 303, cluster 0), adding to roadmap</text:p>
      <text:p text:style-name="Standard">Info: <text:s text:c="3"/>Sample 44: [0.784881, 0.362648] is valid (comp 303, cluster 0), adding to roadmap</text:p>
      <text:p text:style-name="Standard">Info: <text:s text:c="3"/>Sample 45: [1.54259, 0.326295] is valid (comp 303, cluster 0), adding to roadmap</text:p>
      <text:p text:style-name="Standard">Info: <text:s text:c="3"/>Sample 46: [-0.624788, 0.347582] is valid (comp 303, cluster 0), adding to roadmap</text:p>
      <text:p text:style-name="Standard">Info: <text:s text:c="3"/>Sample 48: [-0.313128, 0.363095] is valid (comp 303, cluster 0), adding to roadmap</text:p>
      <text:p text:style-name="Standard">Info: <text:s text:c="3"/>Sample 49: [-0.0271406, 0.356141] is valid (comp 303, cluster 0), adding to roadmap</text:p>
      <text:p text:style-name="Standard">Info: <text:s text:c="3"/>Sample 50: [-0.814978, 0.354775] is valid (comp 303, cluster 0), adding to roadmap</text:p>
      <text:p text:style-name="Standard">Info: <text:s text:c="3"/>Sample 51: [0.909333, 0.335238] is valid (comp 303, cluster 0), adding to roadmap</text:p>
      <text:p text:style-name="Standard">Info: <text:s text:c="3"/>Sample 52: [-0.104317, 0.352583] is valid (comp 303, cluster 0), adding to roadmap</text:p>
      <text:p text:style-name="Standard">Info: <text:s text:c="3"/>Sample 53: [-0.606319, 0.357774] is valid (comp 303, cluster 0), adding to roadmap</text:p>
      <text:p text:style-name="Standard">Info: <text:s text:c="3"/>Sample 54: [-1.66175, 0.356721] is valid (comp 303, cluster 0), adding to roadmap</text:p>
      <text:p text:style-name="Standard">Info: <text:s text:c="3"/>Sample 55: [0.0699365, 0.36121] is valid (comp 303, cluster 0), adding to roadmap</text:p>
      <text:p text:style-name="Standard">Info: <text:s text:c="3"/>Sample 56: [1.65259, 0.345463] is valid (comp 303, cluster 0), adding to roadmap</text:p>
      <text:p text:style-name="Standard">Info: <text:s text:c="3"/>Sample 57: [1.07746, 0.350402] is valid (comp 303, cluster 0), adding to roadmap</text:p>
      <text:p text:style-name="Standard">Info: <text:s text:c="3"/>Sample 58: [-1.74277, 0.354319] is valid (comp 303, cluster 0), adding to roadmap</text:p>
      <text:p text:style-name="Standard">Info: <text:s text:c="3"/>Sample 60: [0.277754, 0.362233] is valid (comp 303, cluster 0), adding to roadmap</text:p>
      <text:p text:style-name="Standard">Info: <text:s text:c="3"/>Sample 62: [0.490462, 0.34312] is valid (comp 303, cluster 0), adding to roadmap</text:p>
      <text:p text:style-name="Standard">Info: <text:s text:c="3"/>Sample 64: [1.25218, 0.366004] is valid (comp 303, cluster 0), adding to roadmap</text:p>
      <text:p text:style-name="Standard">Info: <text:s text:c="3"/>Sample 65: [1.14195, 0.348532] is valid (comp 303, cluster 0), adding to roadmap</text:p>
      <text:p text:style-name="Standard">Info: <text:s text:c="3"/>Sample 67: [1.47114, 0.352553] is valid (comp 303, cluster 0), adding to roadmap</text:p>
      <text:p text:style-name="Standard">Info: <text:s text:c="3"/>Sample 68: [-0.518803, 0.378683] is valid (comp 303, cluster 0), adding to roadmap</text:p>
      <text:p text:style-name="Standard">Info: <text:s text:c="3"/>Sample 69: [0.675467, 0.378028] is valid (comp 303, cluster 0), adding to roadmap</text:p>
      <text:p text:style-name="Standard">Info: <text:s text:c="3"/>Sample 71: [0.0323669, 0.352914] is valid (comp 303, cluster 0), adding to roadmap</text:p>
      <text:p text:style-name="Standard">Info: <text:s text:c="3"/>Sample 72: [0.982414, 0.348931] is valid (comp 303, cluster 0), adding to roadmap</text:p>
      <text:p text:style-name="Standard">Info: <text:s text:c="3"/>Sample 73: [-0.0469226, 0.336022] is valid (comp 303, cluster 0), adding to roadmap</text:p>
      <text:p text:style-name="Standard">Info: <text:s text:c="3"/>Sample 74: [1.4902, 0.35371] is valid (comp 303, cluster 0), adding to roadmap</text:p>
      <text:p text:style-name="Standard">Info: <text:s text:c="3"/>Sample 75: [-0.0264142, 0.330585] is valid (comp 303, cluster 0), adding to roadmap</text:p>
      <text:p text:style-name="Standard">Info: <text:s text:c="3"/>Sample 76: [0.0136649, 0.324376] is valid (comp 303, cluster 0), adding to roadmap</text:p>
      <text:p text:style-name="Standard">Info: <text:s text:c="3"/>Sample 77: [0.162079, 0.336478] is valid (comp 303, cluster 0), adding to roadmap</text:p>
      <text:p text:style-name="Standard">Info: <text:s text:c="3"/>Sample 79: [-0.223947, 0.322573] is valid (comp 303, cluster 0), adding to roadmap</text:p>
      <text:p text:style-name="Standard">Info: <text:s text:c="3"/>Sample 80: [0.947516, 0.3519] is valid (comp 303, cluster 0), adding to roadmap</text:p>
      <text:p text:style-name="Standard">Info: <text:s text:c="3"/>Sample 81: [-0.473068, 0.337378] is valid (comp 303, cluster 0), adding to roadmap</text:p>
      <text:p text:style-name="Standard">Info: <text:s text:c="3"/>Sample 83: [-0.971739, 0.335448] is valid (comp 303, cluster 0), adding to roadmap</text:p>
      <text:p text:style-name="Standard">Info: <text:s text:c="3"/>Sample 84: [0.330436, 0.360698] is valid (comp 303, cluster 0), adding to roadmap</text:p>
      <text:p text:style-name="Standard">Info: <text:s text:c="3"/>Sample 85: [1.05353, 0.323082] is valid (comp 303, cluster 0), adding to roadmap</text:p>
      <text:p text:style-name="Standard">Info: <text:s text:c="3"/>Sample 86: [-0.819325, 0.329489] is valid (comp 303, cluster 0), adding to roadmap</text:p>
      <text:p text:style-name="Standard">Info: <text:s text:c="3"/>Sample 87: [0.292547, 0.336984] is valid (comp 303, cluster 0), adding to roadmap</text:p>
      <text:p text:style-name="Standard">Info: <text:s text:c="3"/>Sample 88: [-0.198947, 0.327543] is valid (comp 303, cluster 0), adding to roadmap</text:p>
      <text:p text:style-name="Standard">Info: <text:s text:c="3"/>Sample 89: [-0.650987, 0.357321] is valid (comp 303, cluster 0), adding to roadmap</text:p>
      <text:p text:style-name="Standard">Info: <text:s text:c="3"/>Sample 90: [-0.752921, 0.356169] is valid (comp 303, cluster 0), adding to roadmap</text:p>
      <text:p text:style-name="Standard">Info: <text:s text:c="3"/>Sample 91: [0.00437121, 0.339833] is valid (comp 303, cluster 0), adding to roadmap</text:p>
      <text:p text:style-name="Standard">Info: <text:s text:c="3"/>Sample 92: [-0.343976, 0.346496] is valid (comp 303, cluster 0), adding to roadmap</text:p>
      <text:p text:style-name="Standard">Info: <text:s text:c="3"/>Sample 93: [-0.987148, 0.352476] is valid (comp 303, cluster 0), adding to roadmap</text:p>
      <text:p text:style-name="Standard"><text:soft-page-break/>Info: <text:s text:c="3"/>Sample 94: [0.943231, 0.330985] is valid (comp 303, cluster 0), adding to roadmap</text:p>
      <text:p text:style-name="Standard">Info: <text:s text:c="3"/>Sample 96: [-0.840123, 0.334771] is valid (comp 303, cluster 0), adding to roadmap</text:p>
      <text:p text:style-name="Standard">Info: <text:s text:c="3"/>Sample 97: [-0.111219, 0.362281] is valid (comp 303, cluster 0), adding to roadmap</text:p>
      <text:p text:style-name="Standard">Info: <text:s text:c="3"/>Sample 98: [0.0253836, 0.366874] is valid (comp 303, cluster 0), adding to roadmap</text:p>
      <text:p text:style-name="Standard">Info: <text:s text:c="3"/>Sample 99: [1.48777, 0.335224] is valid (comp 303, cluster 0), adding to roadmap</text:p>
      <text:p text:style-name="Standard">Info: <text:s text:c="3"/>Added 108 new vertices to the roadmap (per-short-comp sampling).</text:p>
      <text:p text:style-name="Standard">Info: <text:s text:c="3"/>Sample 1: [-0.534298, 0.334996] is valid from product-of-long-comps, adding to roadmap</text:p>
      <text:p text:style-name="Standard">Info: <text:s text:c="3"/>Sample 2: [-0.339079, 0.346655] is valid from product-of-long-comps, adding to roadmap</text:p>
      <text:p text:style-name="Standard">Info: <text:s text:c="3"/>Sample 3: [-0.109719, 0.330702] is valid from product-of-long-comps, adding to roadmap</text:p>
      <text:p text:style-name="Standard">Info: <text:s text:c="3"/>Sample 4: [0.832339, 0.368681] is valid from product-of-long-comps, adding to roadmap</text:p>
      <text:p text:style-name="Standard">Info: <text:s text:c="3"/>Sample 5: [1.19673, 0.365052] is valid from product-of-long-comps, adding to roadmap</text:p>
      <text:p text:style-name="Standard">Info: <text:s text:c="3"/>Sample 6: [-0.962986, 0.346637] is valid from product-of-long-comps, adding to roadmap</text:p>
      <text:p text:style-name="Standard">Info: <text:s text:c="3"/>Sample 7: [-0.452449, 0.330121] is valid from product-of-long-comps, adding to roadmap</text:p>
      <text:p text:style-name="Standard">Info: <text:s text:c="3"/>Sample 8: [-0.886624, 0.354426] is valid from product-of-long-comps, adding to roadmap</text:p>
      <text:p text:style-name="Standard">Info: <text:s text:c="3"/>Sample 9: [-0.122994, 0.343906] is valid from product-of-long-comps, adding to roadmap</text:p>
      <text:p text:style-name="Standard">Info: <text:s text:c="3"/>Sample 10: [0.0752214, 0.377837] is valid from product-of-long-comps, adding to roadmap</text:p>
      <text:p text:style-name="Standard">Info: <text:s text:c="3"/>Sample 11: [0.0522408, 0.36705] is valid from product-of-long-comps, adding to roadmap</text:p>
      <text:p text:style-name="Standard">Info: <text:s text:c="3"/>Sample 12: [0.396661, 0.34853] is valid from product-of-long-comps, adding to roadmap</text:p>
      <text:p text:style-name="Standard">Info: <text:s text:c="3"/>Sample 13: [0.462888, 0.337238] is valid from product-of-long-comps, adding to roadmap</text:p>
      <text:p text:style-name="Standard">Info: <text:s text:c="3"/>Sample 14: [-0.36492, 0.363189] is valid from product-of-long-comps, adding to roadmap</text:p>
      <text:p text:style-name="Standard">Info: <text:s text:c="3"/>Sample 15: [0.263822, 0.328503] is valid from product-of-long-comps, adding to roadmap</text:p>
      <text:p text:style-name="Standard">Info: <text:s text:c="3"/>Sample 16: [0.648076, 0.379098] is valid from product-of-long-comps, adding to roadmap</text:p>
      <text:p text:style-name="Standard">Info: <text:s text:c="3"/>Sample 17: [-0.0814452, 0.338509] is valid from product-of-long-comps, adding to roadmap</text:p>
      <text:p text:style-name="Standard">Info: <text:s text:c="3"/>Sample 18: [-0.332847, 0.354517] is valid from product-of-long-comps, adding to roadmap</text:p>
      <text:p text:style-name="Standard">Info: <text:s text:c="3"/>Sample 20: [-0.736428, 0.344116] is valid from product-of-long-comps, adding to roadmap</text:p>
      <text:p text:style-name="Standard">Info: <text:s text:c="3"/>Sample 21: [0.0578708, 0.363873] is valid from product-of-long-comps, adding to roadmap</text:p>
      <text:p text:style-name="Standard">Info: <text:s text:c="3"/>Sample 22: [-0.015572, 0.369516] is valid from product-of-long-comps, adding to roadmap</text:p>
      <text:p text:style-name="Standard">Info: <text:s text:c="3"/>Sample 23: [-0.427424, 0.357084] is valid from product-of-long-comps, adding to roadmap</text:p>
      <text:p text:style-name="Standard">Info: <text:s text:c="3"/>Sample 24: [0.966374, 0.345713] is valid from product-of-long-comps, adding to roadmap</text:p>
      <text:p text:style-name="Standard">Info: <text:s text:c="3"/>Sample 25: [-0.332024, 0.336684] is valid from product-of-long-comps, adding to roadmap</text:p>
      <text:p text:style-name="Standard">Info: <text:s text:c="3"/>Sample 26: [0.358597, 0.337694] is valid from product-of-long-comps, adding to roadmap</text:p>
      <text:p text:style-name="Standard">Info: <text:s text:c="3"/>Sample 27: [-0.261659, 0.345747] is valid from product-of-long-comps, adding to roadmap</text:p>
      <text:p text:style-name="Standard">Info: <text:s text:c="3"/>Sample 28: [0.242788, 0.361638] is valid from product-of-long-comps, adding to roadmap</text:p>
      <text:p text:style-name="Standard">Info: <text:s text:c="3"/>Sample 29: [0.374627, 0.358229] is valid from product-of-long-comps, adding to roadmap</text:p>
      <text:p text:style-name="Standard">Info: <text:s text:c="3"/>Sample 30: [-0.104401, 0.347908] is valid from product-of-long-comps, adding to roadmap</text:p>
      <text:p text:style-name="Standard">Info: <text:s text:c="3"/>Sample 31: [0.447142, 0.348277] is valid from product-of-long-comps, adding to roadmap</text:p>
      <text:p text:style-name="Standard">Info: <text:s text:c="3"/>Sample 32: [-0.214313, 0.363802] is valid from product-of-long-comps, adding to roadmap</text:p>
      <text:p text:style-name="Standard">Info: <text:s text:c="3"/>Sample 33: [-0.650268, 0.349621] is valid from product-of-long-comps, adding to roadmap</text:p>
      <text:p text:style-name="Standard">Info: <text:s text:c="3"/>Sample 34: [0.282414, 0.338703] is valid from product-of-long-comps, adding to roadmap</text:p>
      <text:p text:style-name="Standard">Info: <text:s text:c="3"/>Sample 35: [0.291363, 0.355165] is valid from product-of-long-comps, adding to roadmap</text:p>
      <text:p text:style-name="Standard">Info: <text:s text:c="3"/>Sample 36: [0.442403, 0.36461] is valid from product-of-long-comps, adding to roadmap</text:p>
      <text:p text:style-name="Standard">Info: <text:s text:c="3"/>Sample 37: [-0.528864, 0.360598] is valid from product-of-long-comps, adding to roadmap</text:p>
      <text:p text:style-name="Standard">Info: <text:s text:c="3"/>Sample 39: [-0.476318, 0.332997] is valid from product-of-long-comps, adding to roadmap</text:p>
      <text:p text:style-name="Standard">Info: <text:s text:c="3"/>Sample 40: [-0.230502, 0.338808] is valid from product-of-long-comps, adding to roadmap</text:p>
      <text:p text:style-name="Standard">Info: <text:s text:c="3"/>Sample 42: [0.139888, 0.366688] is valid from product-of-long-comps, adding to roadmap</text:p>
      <text:p text:style-name="Standard">Info: <text:s text:c="3"/>Sample 43: [-0.191819, 0.328986] is valid from product-of-long-comps, adding to roadmap</text:p>
      <text:p text:style-name="Standard">Info: <text:s text:c="3"/>Sample 44: [-2.0824, 0.345591] is valid from product-of-long-comps, adding to roadmap</text:p>
      <text:p text:style-name="Standard">Info: <text:s text:c="3"/>Sample 45: [-0.256011, 0.329562] is valid from product-of-long-comps, adding to roadmap</text:p>
      <text:p text:style-name="Standard">Info: <text:s text:c="3"/>Sample 46: [-0.067953, 0.35622] is valid from product-of-long-comps, adding to roadmap</text:p>
      <text:p text:style-name="Standard"><text:soft-page-break/>Info: <text:s text:c="3"/>Sample 48: [-0.351965, 0.337765] is valid from product-of-long-comps, adding to roadmap</text:p>
      <text:p text:style-name="Standard">Info: <text:s text:c="3"/>Sample 49: [-0.141781, 0.3662] is valid from product-of-long-comps, adding to roadmap</text:p>
      <text:p text:style-name="Standard">Info: <text:s text:c="3"/>Sample 50: [0.575747, 0.339343] is valid from product-of-long-comps, adding to roadmap</text:p>
      <text:p text:style-name="Standard">Info: <text:s text:c="3"/>Sample 51: [-0.890519, 0.363335] is valid from product-of-long-comps, adding to roadmap</text:p>
      <text:p text:style-name="Standard">Info: <text:s text:c="3"/>Sample 52: [0.0992622, 0.357941] is valid from product-of-long-comps, adding to roadmap</text:p>
      <text:p text:style-name="Standard">Info: <text:s text:c="3"/>Sample 53: [0.800852, 0.346611] is valid from product-of-long-comps, adding to roadmap</text:p>
      <text:p text:style-name="Standard">Info: <text:s text:c="3"/>Sample 54: [1.03444, 0.339792] is valid from product-of-long-comps, adding to roadmap</text:p>
      <text:p text:style-name="Standard">Info: <text:s text:c="3"/>Sample 55: [0.551839, 0.356594] is valid from product-of-long-comps, adding to roadmap</text:p>
      <text:p text:style-name="Standard">Info: <text:s text:c="3"/>Sample 56: [0.897362, 0.345664] is valid from product-of-long-comps, adding to roadmap</text:p>
      <text:p text:style-name="Standard">Info: <text:s text:c="3"/>Sample 57: [-0.439372, 0.342154] is valid from product-of-long-comps, adding to roadmap</text:p>
      <text:p text:style-name="Standard">Info: <text:s text:c="3"/>Sample 58: [0.510652, 0.33433] is valid from product-of-long-comps, adding to roadmap</text:p>
      <text:p text:style-name="Standard">Info: <text:s text:c="3"/>Sample 60: [0.614763, 0.338691] is valid from product-of-long-comps, adding to roadmap</text:p>
      <text:p text:style-name="Standard">Info: <text:s text:c="3"/>Sample 61: [-0.0177582, 0.372586] is valid from product-of-long-comps, adding to roadmap</text:p>
      <text:p text:style-name="Standard">Info: <text:s text:c="3"/>Sample 62: [-1.47974, 0.332436] is valid from product-of-long-comps, adding to roadmap</text:p>
      <text:p text:style-name="Standard">Info: <text:s text:c="3"/>Sample 63: [0.401747, 0.370716] is valid from product-of-long-comps, adding to roadmap</text:p>
      <text:p text:style-name="Standard">Info: <text:s text:c="3"/>Sample 64: [0.969963, 0.327955] is valid from product-of-long-comps, adding to roadmap</text:p>
      <text:p text:style-name="Standard">Info: <text:s text:c="3"/>Sample 65: [-0.283854, 0.376529] is valid from product-of-long-comps, adding to roadmap</text:p>
      <text:p text:style-name="Standard">Info: <text:s text:c="3"/>Sample 67: [-0.452688, 0.350907] is valid from product-of-long-comps, adding to roadmap</text:p>
      <text:p text:style-name="Standard">Info: <text:s text:c="3"/>Sample 68: [-0.037042, 0.368066] is valid from product-of-long-comps, adding to roadmap</text:p>
      <text:p text:style-name="Standard">Info: <text:s text:c="3"/>Sample 69: [0.291477, 0.331451] is valid from product-of-long-comps, adding to roadmap</text:p>
      <text:p text:style-name="Standard">Info: <text:s text:c="3"/>Sample 70: [-0.251315, 0.342851] is valid from product-of-long-comps, adding to roadmap</text:p>
      <text:p text:style-name="Standard">Info: <text:s text:c="3"/>Sample 71: [0.783421, 0.3411] is valid from product-of-long-comps, adding to roadmap</text:p>
      <text:p text:style-name="Standard">Info: <text:s text:c="3"/>Sample 72: [-0.148845, 0.366853] is valid from product-of-long-comps, adding to roadmap</text:p>
      <text:p text:style-name="Standard">Info: <text:s text:c="3"/>Sample 73: [0.25395, 0.355686] is valid from product-of-long-comps, adding to roadmap</text:p>
      <text:p text:style-name="Standard">Info: <text:s text:c="3"/>Sample 74: [1.00265, 0.358289] is valid from product-of-long-comps, adding to roadmap</text:p>
      <text:p text:style-name="Standard">Info: <text:s text:c="3"/>Sample 75: [0.783641, 0.338034] is valid from product-of-long-comps, adding to roadmap</text:p>
      <text:p text:style-name="Standard">Info: <text:s text:c="3"/>Sample 76: [-0.581467, 0.329887] is valid from product-of-long-comps, adding to roadmap</text:p>
      <text:p text:style-name="Standard">Info: <text:s text:c="3"/>Sample 77: [0.288987, 0.365462] is valid from product-of-long-comps, adding to roadmap</text:p>
      <text:p text:style-name="Standard">Info: <text:s text:c="3"/>Sample 78: [-0.0429206, 0.335034] is valid from product-of-long-comps, adding to roadmap</text:p>
      <text:p text:style-name="Standard">Info: <text:s text:c="3"/>Sample 79: [-0.618655, 0.361438] is valid from product-of-long-comps, adding to roadmap</text:p>
      <text:p text:style-name="Standard">Info: <text:s text:c="3"/>Sample 80: [-0.351644, 0.332678] is valid from product-of-long-comps, adding to roadmap</text:p>
      <text:p text:style-name="Standard">Info: <text:s text:c="3"/>Sample 81: [0.325123, 0.333205] is valid from product-of-long-comps, adding to roadmap</text:p>
      <text:p text:style-name="Standard">Info: <text:s text:c="3"/>Sample 82: [-0.603947, 0.3245] is valid from product-of-long-comps, adding to roadmap</text:p>
      <text:p text:style-name="Standard">Info: <text:s text:c="3"/>Sample 83: [-0.556828, 0.355179] is valid from product-of-long-comps, adding to roadmap</text:p>
      <text:p text:style-name="Standard">Info: <text:s text:c="3"/>Sample 84: [-0.656247, 0.379872] is valid from product-of-long-comps, adding to roadmap</text:p>
      <text:p text:style-name="Standard">Info: <text:s text:c="3"/>Sample 85: [0.308233, 0.336206] is valid from product-of-long-comps, adding to roadmap</text:p>
      <text:p text:style-name="Standard">Info: <text:s text:c="3"/>Sample 86: [-0.0727389, 0.347328] is valid from product-of-long-comps, adding to roadmap</text:p>
      <text:p text:style-name="Standard">Info: <text:s text:c="3"/>Sample 87: [-0.121909, 0.341786] is valid from product-of-long-comps, adding to roadmap</text:p>
      <text:p text:style-name="Standard">Info: <text:s text:c="3"/>Sample 88: [-0.375406, 0.368] is valid from product-of-long-comps, adding to roadmap</text:p>
      <text:p text:style-name="Standard">Info: <text:s text:c="3"/>Sample 89: [-1.10242, 0.339186] is valid from product-of-long-comps, adding to roadmap</text:p>
      <text:p text:style-name="Standard">Info: <text:s text:c="3"/>Sample 90: [-0.629881, 0.349746] is valid from product-of-long-comps, adding to roadmap</text:p>
      <text:p text:style-name="Standard">Info: <text:s text:c="3"/>Sample 91: [0.987265, 0.341517] is valid from product-of-long-comps, adding to roadmap</text:p>
      <text:p text:style-name="Standard">Info: <text:s text:c="3"/>Sample 92: [-0.871207, 0.334629] is valid from product-of-long-comps, adding to roadmap</text:p>
      <text:p text:style-name="Standard">Info: <text:s text:c="3"/>Sample 93: [0.846942, 0.370705] is valid from product-of-long-comps, adding to roadmap</text:p>
      <text:p text:style-name="Standard">Info: <text:s text:c="3"/>Sample 94: [-0.156147, 0.33622] is valid from product-of-long-comps, adding to roadmap</text:p>
      <text:p text:style-name="Standard">Info: <text:s text:c="3"/>Sample 95: [0.0473399, 0.358295] is valid from product-of-long-comps, adding to roadmap</text:p>
      <text:p text:style-name="Standard">Info: <text:s text:c="3"/>Sample 96: [-0.330946, 0.363846] is valid from product-of-long-comps, adding to roadmap</text:p>
      <text:p text:style-name="Standard">Info: <text:s text:c="3"/>Sample 97: [-0.0504394, 0.320359] is valid from product-of-long-comps, adding to roadmap</text:p>
      <text:p text:style-name="Standard">Info: <text:s text:c="3"/>Sample 98: [0.993882, 0.347695] is valid from product-of-long-comps, adding to roadmap</text:p>
      <text:p text:style-name="Standard"><text:soft-page-break/>Info: <text:s text:c="3"/>Sample 99: [-0.20269, 0.336587] is valid from product-of-long-comps, adding to roadmap</text:p>
      <text:p text:style-name="Standard">Info: <text:s text:c="3"/>Sample 100: [0.0195244, 0.354033] is valid from product-of-long-comps, adding to roadmap</text:p>
      <text:p text:style-name="Standard">Info: <text:s text:c="3"/>Sample 101: [0.0666731, 0.354509] is valid from product-of-long-comps, adding to roadmap</text:p>
      <text:p text:style-name="Standard">Info: <text:s text:c="3"/>Sample 102: [1.09365, 0.365114] is valid from product-of-long-comps, adding to roadmap</text:p>
      <text:p text:style-name="Standard">Info: <text:s text:c="3"/>Sample 103: [-0.748165, 0.349721] is valid from product-of-long-comps, adding to roadmap</text:p>
      <text:p text:style-name="Standard">Info: <text:s text:c="3"/>Sample 104: [0.225605, 0.360199] is valid from product-of-long-comps, adding to roadmap</text:p>
      <text:p text:style-name="Standard">Info: <text:s text:c="3"/>Sample 105: [0.116036, 0.360976] is valid from product-of-long-comps, adding to roadmap</text:p>
      <text:p text:style-name="Standard">Info: <text:s text:c="3"/>Sample 106: [0.0792059, 0.352776] is valid from product-of-long-comps, adding to roadmap</text:p>
      <text:p text:style-name="Standard">Info: <text:s text:c="3"/>Sample 107: [0.0201576, 0.363076] is valid from product-of-long-comps, adding to roadmap</text:p>
      <text:p text:style-name="Standard">Info: <text:s text:c="3"/>Sample 108: [-0.595226, 0.337005] is valid from product-of-long-comps, adding to roadmap</text:p>
      <text:p text:style-name="Standard">Info: <text:s text:c="3"/>Sample 109: [-0.16183, 0.337206] is valid from product-of-long-comps, adding to roadmap</text:p>
      <text:p text:style-name="Standard">Info: <text:s text:c="3"/>Sample 110: [0.366733, 0.33001] is valid from product-of-long-comps, adding to roadmap</text:p>
      <text:p text:style-name="Standard">Info: <text:s text:c="3"/>Sample 111: [-0.854771, 0.363649] is valid from product-of-long-comps, adding to roadmap</text:p>
      <text:p text:style-name="Standard">Info: <text:s text:c="3"/>Sample 112: [-0.801242, 0.348276] is valid from product-of-long-comps, adding to roadmap</text:p>
      <text:p text:style-name="Standard">Info: <text:s text:c="3"/>Sample 113: [-1.55274, 0.332501] is valid from product-of-long-comps, adding to roadmap</text:p>
      <text:p text:style-name="Standard">Info: <text:s text:c="3"/>Sample 114: [0.371022, 0.35038] is valid from product-of-long-comps, adding to roadmap</text:p>
      <text:p text:style-name="Standard">Info: <text:s text:c="3"/>Sample 115: [-0.341482, 0.342224] is valid from product-of-long-comps, adding to roadmap</text:p>
      <text:p text:style-name="Standard">Info: <text:s text:c="3"/>Sample 116: [1.16667, 0.345044] is valid from product-of-long-comps, adding to roadmap</text:p>
      <text:p text:style-name="Standard">Info: <text:s text:c="3"/>Sample 117: [-0.108911, 0.338096] is valid from product-of-long-comps, adding to roadmap</text:p>
      <text:p text:style-name="Standard">Info: <text:s text:c="3"/>Sample 118: [0.214776, 0.359893] is valid from product-of-long-comps, adding to roadmap</text:p>
      <text:p text:style-name="Standard">Info: <text:s text:c="3"/>Sample 119: [0.627121, 0.365019] is valid from product-of-long-comps, adding to roadmap</text:p>
      <text:p text:style-name="Standard">Info: <text:s text:c="3"/>Sample 120: [-0.595241, 0.36121] is valid from product-of-long-comps, adding to roadmap</text:p>
      <text:p text:style-name="Standard">Info: <text:s text:c="3"/>Sample 121: [-1.09705, 0.335094] is valid from product-of-long-comps, adding to roadmap</text:p>
      <text:p text:style-name="Standard">Info: <text:s text:c="3"/>Sample 122: [1.02341, 0.346102] is valid from product-of-long-comps, adding to roadmap</text:p>
      <text:p text:style-name="Standard">Info: <text:s text:c="3"/>Sample 124: [-0.863278, 0.355158] is valid from product-of-long-comps, adding to roadmap</text:p>
      <text:p text:style-name="Standard">Info: <text:s text:c="3"/>Sample 125: [0.48933, 0.353875] is valid from product-of-long-comps, adding to roadmap</text:p>
      <text:p text:style-name="Standard">Info: <text:s text:c="3"/>Sample 126: [-0.0935349, 0.3618] is valid from product-of-long-comps, adding to roadmap</text:p>
      <text:p text:style-name="Standard">Info: <text:s text:c="3"/>Sample 127: [2.01041, 0.373704] is valid from product-of-long-comps, adding to roadmap</text:p>
      <text:p text:style-name="Standard">Info: <text:s text:c="3"/>Sample 128: [0.676925, 0.35081] is valid from product-of-long-comps, adding to roadmap</text:p>
      <text:p text:style-name="Standard">Info: <text:s text:c="3"/>Sample 129: [0.279383, 0.346097] is valid from product-of-long-comps, adding to roadmap</text:p>
      <text:p text:style-name="Standard">Info: <text:s text:c="3"/>Sample 130: [-0.532321, 0.342307] is valid from product-of-long-comps, adding to roadmap</text:p>
      <text:p text:style-name="Standard">Info: <text:s text:c="3"/>Sample 131: [-0.251114, 0.346315] is valid from product-of-long-comps, adding to roadmap</text:p>
      <text:p text:style-name="Standard">Info: <text:s text:c="3"/>Sample 132: [-0.524973, 0.32915] is valid from product-of-long-comps, adding to roadmap</text:p>
      <text:p text:style-name="Standard">Info: <text:s text:c="3"/>Sample 133: [0.529839, 0.353555] is valid from product-of-long-comps, adding to roadmap</text:p>
      <text:p text:style-name="Standard">Info: <text:s text:c="3"/>Sample 134: [-1.11694, 0.362642] is valid from product-of-long-comps, adding to roadmap</text:p>
      <text:p text:style-name="Standard">Info: <text:s text:c="3"/>Sample 135: [-0.202666, 0.364125] is valid from product-of-long-comps, adding to roadmap</text:p>
      <text:p text:style-name="Standard">Info: <text:s text:c="3"/>Sample 136: [-0.491026, 0.343381] is valid from product-of-long-comps, adding to roadmap</text:p>
      <text:p text:style-name="Standard">Info: <text:s text:c="3"/>Sample 137: [-0.63932, 0.345785] is valid from product-of-long-comps, adding to roadmap</text:p>
      <text:p text:style-name="Standard">Info: <text:s text:c="3"/>Sample 139: [-0.690437, 0.345082] is valid from product-of-long-comps, adding to roadmap</text:p>
      <text:p text:style-name="Standard">Info: <text:s text:c="3"/>Sample 140: [0.576005, 0.323256] is valid from product-of-long-comps, adding to roadmap</text:p>
      <text:p text:style-name="Standard">Info: <text:s text:c="3"/>Sample 142: [-0.246696, 0.366449] is valid from product-of-long-comps, adding to roadmap</text:p>
      <text:p text:style-name="Standard">Info: <text:s text:c="3"/>Sample 143: [-0.156659, 0.347873] is valid from product-of-long-comps, adding to roadmap</text:p>
      <text:p text:style-name="Standard">Info: <text:s text:c="3"/>Sample 144: [-0.663678, 0.337197] is valid from product-of-long-comps, adding to roadmap</text:p>
      <text:p text:style-name="Standard">Info: <text:s text:c="3"/>Sample 145: [0.483917, 0.363896] is valid from product-of-long-comps, adding to roadmap</text:p>
      <text:p text:style-name="Standard">Info: <text:s text:c="3"/>Sample 146: [-1.51192, 0.347833] is valid from product-of-long-comps, adding to roadmap</text:p>
      <text:p text:style-name="Standard">Info: <text:s text:c="3"/>Sample 147: [-0.853371, 0.339792] is valid from product-of-long-comps, adding to roadmap</text:p>
      <text:p text:style-name="Standard">Info: <text:s text:c="3"/>Sample 148: [0.925153, 0.358039] is valid from product-of-long-comps, adding to roadmap</text:p>
      <text:p text:style-name="Standard">Info: <text:s text:c="3"/>Sample 150: [0.630226, 0.340869] is valid from product-of-long-comps, adding to roadmap</text:p>
      <text:p text:style-name="Standard">Info: <text:s text:c="3"/>Sample 151: [-0.186548, 0.342554] is valid from product-of-long-comps, adding to roadmap</text:p>
      <text:p text:style-name="Standard"><text:soft-page-break/>Info: <text:s text:c="3"/>Sample 152: [-0.0699961, 0.35902] is valid from product-of-long-comps, adding to roadmap</text:p>
      <text:p text:style-name="Standard">Info: <text:s text:c="3"/>Sample 153: [-0.523695, 0.369592] is valid from product-of-long-comps, adding to roadmap</text:p>
      <text:p text:style-name="Standard">Info: <text:s text:c="3"/>Sample 154: [-0.477462, 0.33586] is valid from product-of-long-comps, adding to roadmap</text:p>
      <text:p text:style-name="Standard">Info: <text:s text:c="3"/>Sample 155: [-1.63232, 0.33336] is valid from product-of-long-comps, adding to roadmap</text:p>
      <text:p text:style-name="Standard">Info: <text:s text:c="3"/>Sample 156: [0.807997, 0.365308] is valid from product-of-long-comps, adding to roadmap</text:p>
      <text:p text:style-name="Standard">Info: <text:s text:c="3"/>Sample 158: [-0.538535, 0.339841] is valid from product-of-long-comps, adding to roadmap</text:p>
      <text:p text:style-name="Standard">Info: <text:s text:c="3"/>Sample 159: [0.360312, 0.34211] is valid from product-of-long-comps, adding to roadmap</text:p>
      <text:p text:style-name="Standard">Info: <text:s text:c="3"/>Sample 160: [-1.09285, 0.350889] is valid from product-of-long-comps, adding to roadmap</text:p>
      <text:p text:style-name="Standard">Info: <text:s text:c="3"/>Sample 161: [0.149948, 0.331485] is valid from product-of-long-comps, adding to roadmap</text:p>
      <text:p text:style-name="Standard">Info: <text:s text:c="3"/>Sample 162: [0.321337, 0.341284] is valid from product-of-long-comps, adding to roadmap</text:p>
      <text:p text:style-name="Standard">Info: <text:s text:c="3"/>Sample 164: [-0.522866, 0.330891] is valid from product-of-long-comps, adding to roadmap</text:p>
      <text:p text:style-name="Standard">Info: <text:s text:c="3"/>Sample 165: [0.758004, 0.327212] is valid from product-of-long-comps, adding to roadmap</text:p>
      <text:p text:style-name="Standard">Info: <text:s text:c="3"/>Sample 166: [-1.01966, 0.370446] is valid from product-of-long-comps, adding to roadmap</text:p>
      <text:p text:style-name="Standard">Info: <text:s text:c="3"/>Sample 167: [0.335407, 0.331128] is valid from product-of-long-comps, adding to roadmap</text:p>
      <text:p text:style-name="Standard">Info: <text:s text:c="3"/>Sample 168: [0.648226, 0.341051] is valid from product-of-long-comps, adding to roadmap</text:p>
      <text:p text:style-name="Standard">Info: <text:s text:c="3"/>Sample 169: [0.0686416, 0.353299] is valid from product-of-long-comps, adding to roadmap</text:p>
      <text:p text:style-name="Standard">Info: <text:s text:c="3"/>Sample 170: [-0.592545, 0.365846] is valid from product-of-long-comps, adding to roadmap</text:p>
      <text:p text:style-name="Standard">Info: <text:s text:c="3"/>Sample 171: [-0.834249, 0.360449] is valid from product-of-long-comps, adding to roadmap</text:p>
      <text:p text:style-name="Standard">Info: <text:s text:c="3"/>Sample 172: [-0.326932, 0.339229] is valid from product-of-long-comps, adding to roadmap</text:p>
      <text:p text:style-name="Standard">Info: <text:s text:c="3"/>Sample 173: [0.814262, 0.3486] is valid from product-of-long-comps, adding to roadmap</text:p>
      <text:p text:style-name="Standard">Info: <text:s text:c="3"/>Sample 174: [0.0110156, 0.340455] is valid from product-of-long-comps, adding to roadmap</text:p>
      <text:p text:style-name="Standard">Info: <text:s text:c="3"/>Sample 176: [0.0729355, 0.329815] is valid from product-of-long-comps, adding to roadmap</text:p>
      <text:p text:style-name="Standard">Info: <text:s text:c="3"/>Sample 177: [1.08479, 0.36267] is valid from product-of-long-comps, adding to roadmap</text:p>
      <text:p text:style-name="Standard">Info: <text:s text:c="3"/>Sample 178: [0.0731839, 0.334223] is valid from product-of-long-comps, adding to roadmap</text:p>
      <text:p text:style-name="Standard">Info: <text:s text:c="3"/>Sample 179: [0.469355, 0.349298] is valid from product-of-long-comps, adding to roadmap</text:p>
      <text:p text:style-name="Standard">Info: <text:s text:c="3"/>Sample 180: [0.611727, 0.367793] is valid from product-of-long-comps, adding to roadmap</text:p>
      <text:p text:style-name="Standard">Info: <text:s text:c="3"/>Sample 181: [0.497287, 0.3438] is valid from product-of-long-comps, adding to roadmap</text:p>
      <text:p text:style-name="Standard">Info: <text:s text:c="3"/>Sample 182: [-0.847808, 0.331135] is valid from product-of-long-comps, adding to roadmap</text:p>
      <text:p text:style-name="Standard">Info: <text:s text:c="3"/>Sample 183: [-1.4396, 0.338668] is valid from product-of-long-comps, adding to roadmap</text:p>
      <text:p text:style-name="Standard">Info: <text:s text:c="3"/>Sample 184: [-0.615839, 0.348158] is valid from product-of-long-comps, adding to roadmap</text:p>
      <text:p text:style-name="Standard">Info: <text:s text:c="3"/>Sample 185: [-0.395507, 0.348873] is valid from product-of-long-comps, adding to roadmap</text:p>
      <text:p text:style-name="Standard">Info: <text:s text:c="3"/>Sample 186: [0.423704, 0.375728] is valid from product-of-long-comps, adding to roadmap</text:p>
      <text:p text:style-name="Standard">Info: <text:s text:c="3"/>Sample 187: [0.507635, 0.337993] is valid from product-of-long-comps, adding to roadmap</text:p>
      <text:p text:style-name="Standard">Info: <text:s text:c="3"/>Sample 188: [0.801875, 0.33611] is valid from product-of-long-comps, adding to roadmap</text:p>
      <text:p text:style-name="Standard">Info: <text:s text:c="3"/>Sample 189: [-0.424079, 0.343927] is valid from product-of-long-comps, adding to roadmap</text:p>
      <text:p text:style-name="Standard">Info: <text:s text:c="3"/>Sample 190: [-0.0292916, 0.346017] is valid from product-of-long-comps, adding to roadmap</text:p>
      <text:p text:style-name="Standard">Info: <text:s text:c="3"/>Sample 191: [0.293364, 0.331963] is valid from product-of-long-comps, adding to roadmap</text:p>
      <text:p text:style-name="Standard">Info: <text:s text:c="3"/>Sample 192: [0.173224, 0.375225] is valid from product-of-long-comps, adding to roadmap</text:p>
      <text:p text:style-name="Standard">Info: <text:s text:c="3"/>Sample 193: [0.189118, 0.359326] is valid from product-of-long-comps, adding to roadmap</text:p>
      <text:p text:style-name="Standard">Info: <text:s text:c="3"/>Sample 194: [0.407185, 0.360127] is valid from product-of-long-comps, adding to roadmap</text:p>
      <text:p text:style-name="Standard">Info: <text:s text:c="3"/>Sample 195: [0.767855, 0.357725] is valid from product-of-long-comps, adding to roadmap</text:p>
      <text:p text:style-name="Standard">Info: <text:s text:c="3"/>Sample 196: [-1.22231, 0.345173] is valid from product-of-long-comps, adding to roadmap</text:p>
      <text:p text:style-name="Standard">Info: <text:s text:c="3"/>Sample 197: [-0.212777, 0.350078] is valid from product-of-long-comps, adding to roadmap</text:p>
      <text:p text:style-name="Standard">Info: <text:s text:c="3"/>Sample 198: [0.000474078, 0.373512] is valid from product-of-long-comps, adding to roadmap</text:p>
      <text:p text:style-name="Standard">Info: <text:s text:c="3"/>Sample 200: [-0.311822, 0.349419] is valid from product-of-long-comps, adding to roadmap</text:p>
      <text:p text:style-name="Standard">Info: <text:s text:c="3"/>Sample 201: [0.955207, 0.353367] is valid from product-of-long-comps, adding to roadmap</text:p>
      <text:p text:style-name="Standard">Info: <text:s text:c="3"/>Sample 202: [0.763191, 0.353264] is valid from product-of-long-comps, adding to roadmap</text:p>
      <text:p text:style-name="Standard">Info: <text:s text:c="3"/>Sample 203: [0.972942, 0.361397] is valid from product-of-long-comps, adding to roadmap</text:p>
      <text:p text:style-name="Standard">Info: <text:s text:c="3"/>Sample 204: [-0.213491, 0.351821] is valid from product-of-long-comps, adding to roadmap</text:p>
      <text:p text:style-name="Standard"><text:soft-page-break/>Info: <text:s text:c="3"/>Sample 205: [0.081061, 0.334462] is valid from product-of-long-comps, adding to roadmap</text:p>
      <text:p text:style-name="Standard">Info: <text:s text:c="3"/>Sample 206: [-0.396861, 0.359311] is valid from product-of-long-comps, adding to roadmap</text:p>
      <text:p text:style-name="Standard">Info: <text:s text:c="3"/>Sample 207: [-0.230922, 0.342453] is valid from product-of-long-comps, adding to roadmap</text:p>
      <text:p text:style-name="Standard">Info: <text:s text:c="3"/>Sample 208: [-1.23808, 0.343518] is valid from product-of-long-comps, adding to roadmap</text:p>
      <text:p text:style-name="Standard">Info: <text:s text:c="3"/>Sample 209: [0.847806, 0.354226] is valid from product-of-long-comps, adding to roadmap</text:p>
      <text:p text:style-name="Standard">Info: <text:s text:c="3"/>Sample 210: [0.112104, 0.360241] is valid from product-of-long-comps, adding to roadmap</text:p>
      <text:p text:style-name="Standard">Info: <text:s text:c="3"/>Sample 211: [-0.216053, 0.340563] is valid from product-of-long-comps, adding to roadmap</text:p>
      <text:p text:style-name="Standard">Info: <text:s text:c="3"/>Sample 212: [-0.514612, 0.357236] is valid from product-of-long-comps, adding to roadmap</text:p>
      <text:p text:style-name="Standard">Info: <text:s text:c="3"/>Sample 214: [0.0961619, 0.334844] is valid from product-of-long-comps, adding to roadmap</text:p>
      <text:p text:style-name="Standard">Info: <text:s text:c="3"/>Sample 215: [0.365046, 0.324573] is valid from product-of-long-comps, adding to roadmap</text:p>
      <text:p text:style-name="Standard">Info: <text:s text:c="3"/>Sample 216: [0.925752, 0.343509] is valid from product-of-long-comps, adding to roadmap</text:p>
      <text:p text:style-name="Standard">Info: <text:s text:c="3"/>Sample 217: [-1.07629, 0.373301] is valid from product-of-long-comps, adding to roadmap</text:p>
      <text:p text:style-name="Standard">Info: <text:s text:c="3"/>Sample 218: [0.418685, 0.360312] is valid from product-of-long-comps, adding to roadmap</text:p>
      <text:p text:style-name="Standard">Info: <text:s text:c="3"/>Sample 219: [0.10283, 0.342042] is valid from product-of-long-comps, adding to roadmap</text:p>
      <text:p text:style-name="Standard">Info: <text:s text:c="3"/>Sample 220: [-0.307817, 0.357165] is valid from product-of-long-comps, adding to roadmap</text:p>
      <text:p text:style-name="Standard">Info: <text:s text:c="3"/>Sample 221: [-0.443545, 0.34799] is valid from product-of-long-comps, adding to roadmap</text:p>
      <text:p text:style-name="Standard">Info: <text:s text:c="3"/>Sample 222: [0.0075629, 0.354414] is valid from product-of-long-comps, adding to roadmap</text:p>
      <text:p text:style-name="Standard">Info: <text:s text:c="3"/>Sample 223: [0.836928, 0.329377] is valid from product-of-long-comps, adding to roadmap</text:p>
      <text:p text:style-name="Standard">Info: <text:s text:c="3"/>Sample 225: [-0.336916, 0.351494] is valid from product-of-long-comps, adding to roadmap</text:p>
      <text:p text:style-name="Standard">Info: <text:s text:c="3"/>Sample 226: [0.0930447, 0.334327] is valid from product-of-long-comps, adding to roadmap</text:p>
      <text:p text:style-name="Standard">Info: <text:s text:c="3"/>Sample 227: [1.13634, 0.354358] is valid from product-of-long-comps, adding to roadmap</text:p>
      <text:p text:style-name="Standard">Info: <text:s text:c="3"/>Sample 228: [-0.661847, 0.353293] is valid from product-of-long-comps, adding to roadmap</text:p>
      <text:p text:style-name="Standard">Info: <text:s text:c="3"/>Sample 229: [0.253049, 0.347796] is valid from product-of-long-comps, adding to roadmap</text:p>
      <text:p text:style-name="Standard">Info: <text:s text:c="3"/>Sample 230: [0.152612, 0.334171] is valid from product-of-long-comps, adding to roadmap</text:p>
      <text:p text:style-name="Standard">Info: <text:s text:c="3"/>Sample 231: [0.718704, 0.340242] is valid from product-of-long-comps, adding to roadmap</text:p>
      <text:p text:style-name="Standard">Info: <text:s text:c="3"/>Sample 232: [0.640571, 0.349978] is valid from product-of-long-comps, adding to roadmap</text:p>
      <text:p text:style-name="Standard">Info: <text:s text:c="3"/>Sample 233: [-0.738192, 0.358511] is valid from product-of-long-comps, adding to roadmap</text:p>
      <text:p text:style-name="Standard">Info: <text:s text:c="3"/>Sample 234: [-1.22995, 0.33658] is valid from product-of-long-comps, adding to roadmap</text:p>
      <text:p text:style-name="Standard">Info: <text:s text:c="3"/>Sample 235: [0.399394, 0.342338] is valid from product-of-long-comps, adding to roadmap</text:p>
      <text:p text:style-name="Standard">Info: <text:s text:c="3"/>Sample 236: [-0.642621, 0.37469] is valid from product-of-long-comps, adding to roadmap</text:p>
      <text:p text:style-name="Standard">Info: <text:s text:c="3"/>Sample 238: [0.814832, 0.374119] is valid from product-of-long-comps, adding to roadmap</text:p>
      <text:p text:style-name="Standard">Info: <text:s text:c="3"/>Sample 239: [0.610909, 0.330413] is valid from product-of-long-comps, adding to roadmap</text:p>
      <text:p text:style-name="Standard">Info: <text:s text:c="3"/>Sample 240: [0.0783807, 0.374543] is valid from product-of-long-comps, adding to roadmap</text:p>
      <text:p text:style-name="Standard">Info: <text:s text:c="3"/>Sample 241: [0.490527, 0.375226] is valid from product-of-long-comps, adding to roadmap</text:p>
      <text:p text:style-name="Standard">Info: <text:s text:c="3"/>Sample 242: [-0.563729, 0.354] is valid from product-of-long-comps, adding to roadmap</text:p>
      <text:p text:style-name="Standard">Info: <text:s text:c="3"/>Sample 243: [0.117874, 0.348294] is valid from product-of-long-comps, adding to roadmap</text:p>
      <text:p text:style-name="Standard">Info: <text:s text:c="3"/>Sample 244: [0.337596, 0.376157] is valid from product-of-long-comps, adding to roadmap</text:p>
      <text:p text:style-name="Standard">Info: <text:s text:c="3"/>Sample 245: [-0.306006, 0.33026] is valid from product-of-long-comps, adding to roadmap</text:p>
      <text:p text:style-name="Standard">Info: <text:s text:c="3"/>Sample 246: [0.561514, 0.365466] is valid from product-of-long-comps, adding to roadmap</text:p>
      <text:p text:style-name="Standard">Info: <text:s text:c="3"/>Sample 247: [1.17074, 0.322079] is valid from product-of-long-comps, adding to roadmap</text:p>
      <text:p text:style-name="Standard">Info: <text:s text:c="3"/>Sample 249: [-0.988425, 0.341285] is valid from product-of-long-comps, adding to roadmap</text:p>
      <text:p text:style-name="Standard">Info: <text:s text:c="3"/>Sample 250: [-1.98313, 0.362592] is valid from product-of-long-comps, adding to roadmap</text:p>
      <text:p text:style-name="Standard">Info: <text:s text:c="3"/>Sample 251: [0.594697, 0.357393] is valid from product-of-long-comps, adding to roadmap</text:p>
      <text:p text:style-name="Standard">Info: <text:s text:c="3"/>Sample 252: [0.385659, 0.367182] is valid from product-of-long-comps, adding to roadmap</text:p>
      <text:p text:style-name="Standard">Info: <text:s text:c="3"/>Sample 253: [-0.339814, 0.328514] is valid from product-of-long-comps, adding to roadmap</text:p>
      <text:p text:style-name="Standard">Info: <text:s text:c="3"/>Sample 254: [-1.72125, 0.35671] is valid from product-of-long-comps, adding to roadmap</text:p>
      <text:p text:style-name="Standard">Info: <text:s text:c="3"/>Sample 255: [0.360764, 0.353223] is valid from product-of-long-comps, adding to roadmap</text:p>
      <text:p text:style-name="Standard">Info: <text:s text:c="3"/>Sample 256: [0.561926, 0.334201] is valid from product-of-long-comps, adding to roadmap</text:p>
      <text:p text:style-name="Standard">Info: <text:s text:c="3"/>Sample 257: [-0.0130403, 0.349484] is valid from product-of-long-comps, adding to roadmap</text:p>
      <text:p text:style-name="Standard"><text:soft-page-break/>Info: <text:s text:c="3"/>Sample 258: [-1.41616, 0.341272] is valid from product-of-long-comps, adding to roadmap</text:p>
      <text:p text:style-name="Standard">Info: <text:s text:c="3"/>Sample 259: [-0.217889, 0.359451] is valid from product-of-long-comps, adding to roadmap</text:p>
      <text:p text:style-name="Standard">Info: <text:s text:c="3"/>Sample 260: [-0.306872, 0.358648] is valid from product-of-long-comps, adding to roadmap</text:p>
      <text:p text:style-name="Standard">Info: <text:s text:c="3"/>Sample 261: [0.204793, 0.344937] is valid from product-of-long-comps, adding to roadmap</text:p>
      <text:p text:style-name="Standard">Info: <text:s text:c="3"/>Sample 262: [-1.04469, 0.361948] is valid from product-of-long-comps, adding to roadmap</text:p>
      <text:p text:style-name="Standard">Info: <text:s text:c="3"/>Sample 263: [-0.424456, 0.322277] is valid from product-of-long-comps, adding to roadmap</text:p>
      <text:p text:style-name="Standard">Info: <text:s text:c="3"/>Sample 264: [0.815756, 0.355532] is valid from product-of-long-comps, adding to roadmap</text:p>
      <text:p text:style-name="Standard">Info: <text:s text:c="3"/>Sample 265: [0.588802, 0.333815] is valid from product-of-long-comps, adding to roadmap</text:p>
      <text:p text:style-name="Standard">Info: <text:s text:c="3"/>Sample 266: [-0.164711, 0.342224] is valid from product-of-long-comps, adding to roadmap</text:p>
      <text:p text:style-name="Standard">Info: <text:s text:c="3"/>Sample 267: [-1.90396, 0.348501] is valid from product-of-long-comps, adding to roadmap</text:p>
      <text:p text:style-name="Standard">Info: <text:s text:c="3"/>Sample 269: [0.467731, 0.359267] is valid from product-of-long-comps, adding to roadmap</text:p>
      <text:p text:style-name="Standard">Info: <text:s text:c="3"/>Sample 270: [-0.243458, 0.324232] is valid from product-of-long-comps, adding to roadmap</text:p>
      <text:p text:style-name="Standard">Info: <text:s text:c="3"/>Sample 271: [0.0965637, 0.361114] is valid from product-of-long-comps, adding to roadmap</text:p>
      <text:p text:style-name="Standard">Info: <text:s text:c="3"/>Sample 272: [0.206343, 0.354291] is valid from product-of-long-comps, adding to roadmap</text:p>
      <text:p text:style-name="Standard">Info: <text:s text:c="3"/>Sample 273: [0.413286, 0.337542] is valid from product-of-long-comps, adding to roadmap</text:p>
      <text:p text:style-name="Standard">Info: <text:s text:c="3"/>Sample 274: [0.792063, 0.335091] is valid from product-of-long-comps, adding to roadmap</text:p>
      <text:p text:style-name="Standard">Info: <text:s text:c="3"/>Sample 275: [-1.10053, 0.342832] is valid from product-of-long-comps, adding to roadmap</text:p>
      <text:p text:style-name="Standard">Info: <text:s text:c="3"/>Sample 277: [-0.26757, 0.349024] is valid from product-of-long-comps, adding to roadmap</text:p>
      <text:p text:style-name="Standard">Info: <text:s text:c="3"/>Sample 278: [0.00342156, 0.355495] is valid from product-of-long-comps, adding to roadmap</text:p>
      <text:p text:style-name="Standard">Info: <text:s text:c="3"/>Sample 279: [0.588739, 0.3628] is valid from product-of-long-comps, adding to roadmap</text:p>
      <text:p text:style-name="Standard">Info: <text:s text:c="3"/>Sample 280: [-0.379923, 0.327105] is valid from product-of-long-comps, adding to roadmap</text:p>
      <text:p text:style-name="Standard">Info: <text:s text:c="3"/>Sample 281: [-0.521075, 0.3687] is valid from product-of-long-comps, adding to roadmap</text:p>
      <text:p text:style-name="Standard">Info: <text:s text:c="3"/>Sample 282: [0.317754, 0.345659] is valid from product-of-long-comps, adding to roadmap</text:p>
      <text:p text:style-name="Standard">Info: <text:s text:c="3"/>Sample 283: [-0.309723, 0.327985] is valid from product-of-long-comps, adding to roadmap</text:p>
      <text:p text:style-name="Standard">Info: <text:s text:c="3"/>Sample 284: [0.384067, 0.341591] is valid from product-of-long-comps, adding to roadmap</text:p>
      <text:p text:style-name="Standard">Info: <text:s text:c="3"/>Sample 285: [0.698483, 0.333384] is valid from product-of-long-comps, adding to roadmap</text:p>
      <text:p text:style-name="Standard">Info: <text:s text:c="3"/>Sample 286: [0.853368, 0.326746] is valid from product-of-long-comps, adding to roadmap</text:p>
      <text:p text:style-name="Standard">Info: <text:s text:c="3"/>Sample 287: [-0.00824486, 0.35657] is valid from product-of-long-comps, adding to roadmap</text:p>
      <text:p text:style-name="Standard">Info: <text:s text:c="3"/>Sample 288: [0.668031, 0.322276] is valid from product-of-long-comps, adding to roadmap</text:p>
      <text:p text:style-name="Standard">Info: <text:s text:c="3"/>Sample 289: [0.122109, 0.361542] is valid from product-of-long-comps, adding to roadmap</text:p>
      <text:p text:style-name="Standard">Info: <text:s text:c="3"/>Sample 290: [0.0199932, 0.357994] is valid from product-of-long-comps, adding to roadmap</text:p>
      <text:p text:style-name="Standard">Info: <text:s text:c="3"/>Sample 291: [-0.0113694, 0.343908] is valid from product-of-long-comps, adding to roadmap</text:p>
      <text:p text:style-name="Standard">Info: <text:s text:c="3"/>Sample 293: [-0.530985, 0.342548] is valid from product-of-long-comps, adding to roadmap</text:p>
      <text:p text:style-name="Standard">Info: <text:s text:c="3"/>Sample 294: [-0.971408, 0.325607] is valid from product-of-long-comps, adding to roadmap</text:p>
      <text:p text:style-name="Standard">Info: <text:s text:c="3"/>Sample 295: [0.390897, 0.341592] is valid from product-of-long-comps, adding to roadmap</text:p>
      <text:p text:style-name="Standard">Info: <text:s text:c="3"/>Sample 296: [0.599167, 0.344303] is valid from product-of-long-comps, adding to roadmap</text:p>
      <text:p text:style-name="Standard">Info: <text:s text:c="3"/>Sample 297: [-0.881271, 0.358613] is valid from product-of-long-comps, adding to roadmap</text:p>
      <text:p text:style-name="Standard">Info: <text:s text:c="3"/>Sample 298: [-0.868394, 0.349107] is valid from product-of-long-comps, adding to roadmap</text:p>
      <text:p text:style-name="Standard">Info: <text:s text:c="3"/>Sample 299: [-0.0851868, 0.341758] is valid from product-of-long-comps, adding to roadmap</text:p>
      <text:p text:style-name="Standard">Info: <text:s text:c="3"/>Sample 300: [-0.0162095, 0.338568] is valid from product-of-long-comps, adding to roadmap</text:p>
      <text:p text:style-name="Standard">Info: <text:s text:c="3"/>Sample 301: [1.08696, 0.341098] is valid from product-of-long-comps, adding to roadmap</text:p>
      <text:p text:style-name="Standard">Info: <text:s text:c="3"/>Sample 302: [0.132228, 0.343666] is valid from product-of-long-comps, adding to roadmap</text:p>
      <text:p text:style-name="Standard">Info: <text:s text:c="3"/>Sample 303: [-1.44702, 0.361902] is valid from product-of-long-comps, adding to roadmap</text:p>
      <text:p text:style-name="Standard">Info: <text:s text:c="3"/>Sample 304: [0.320497, 0.33482] is valid from product-of-long-comps, adding to roadmap</text:p>
      <text:p text:style-name="Standard">Info: <text:s text:c="3"/>Sample 305: [0.445625, 0.321312] is valid from product-of-long-comps, adding to roadmap</text:p>
      <text:p text:style-name="Standard">Info: <text:s text:c="3"/>Sample 306: [0.319605, 0.341846] is valid from product-of-long-comps, adding to roadmap</text:p>
      <text:p text:style-name="Standard">Info: <text:s text:c="3"/>Sample 307: [1.69317, 0.354744] is valid from product-of-long-comps, adding to roadmap</text:p>
      <text:p text:style-name="Standard">Info: <text:s text:c="3"/>Sample 308: [0.255183, 0.330482] is valid from product-of-long-comps, adding to roadmap</text:p>
      <text:p text:style-name="Standard">Info: <text:s text:c="3"/>Sample 309: [1.0982, 0.348644] is valid from product-of-long-comps, adding to roadmap</text:p>
      <text:p text:style-name="Standard"><text:soft-page-break/>Info: <text:s text:c="3"/>Sample 310: [-0.578002, 0.332983] is valid from product-of-long-comps, adding to roadmap</text:p>
      <text:p text:style-name="Standard">Info: <text:s text:c="3"/>Sample 311: [-0.0128565, 0.330247] is valid from product-of-long-comps, adding to roadmap</text:p>
      <text:p text:style-name="Standard">Info: <text:s text:c="3"/>Sample 312: [0.151894, 0.325234] is valid from product-of-long-comps, adding to roadmap</text:p>
      <text:p text:style-name="Standard">Info: <text:s text:c="3"/>Sample 313: [1.33017, 0.372707] is valid from product-of-long-comps, adding to roadmap</text:p>
      <text:p text:style-name="Standard">Info: <text:s text:c="3"/>Sample 314: [-0.242009, 0.356491] is valid from product-of-long-comps, adding to roadmap</text:p>
      <text:p text:style-name="Standard">Info: <text:s text:c="3"/>Sample 315: [0.0138627, 0.348786] is valid from product-of-long-comps, adding to roadmap</text:p>
      <text:p text:style-name="Standard">Info: <text:s text:c="3"/>Sample 316: [-0.0662928, 0.368183] is valid from product-of-long-comps, adding to roadmap</text:p>
      <text:p text:style-name="Standard">Info: <text:s text:c="3"/>Sample 317: [0.790417, 0.344437] is valid from product-of-long-comps, adding to roadmap</text:p>
      <text:p text:style-name="Standard">Info: <text:s text:c="3"/>Sample 318: [-0.661843, 0.336279] is valid from product-of-long-comps, adding to roadmap</text:p>
      <text:p text:style-name="Standard">Info: <text:s text:c="3"/>Sample 319: [-0.428881, 0.34691] is valid from product-of-long-comps, adding to roadmap</text:p>
      <text:p text:style-name="Standard">Info: <text:s text:c="3"/>Sample 321: [0.1652, 0.339297] is valid from product-of-long-comps, adding to roadmap</text:p>
      <text:p text:style-name="Standard">Info: <text:s text:c="3"/>Sample 322: [-0.490453, 0.339595] is valid from product-of-long-comps, adding to roadmap</text:p>
      <text:p text:style-name="Standard">Info: <text:s text:c="3"/>Sample 323: [-0.0604145, 0.341303] is valid from product-of-long-comps, adding to roadmap</text:p>
      <text:p text:style-name="Standard">Info: <text:s text:c="3"/>Sample 324: [-0.178757, 0.365102] is valid from product-of-long-comps, adding to roadmap</text:p>
      <text:p text:style-name="Standard">Info: <text:s text:c="3"/>Sample 325: [-1.06868, 0.332422] is valid from product-of-long-comps, adding to roadmap</text:p>
      <text:p text:style-name="Standard">Info: <text:s text:c="3"/>Sample 327: [0.678881, 0.351396] is valid from product-of-long-comps, adding to roadmap</text:p>
      <text:p text:style-name="Standard">Info: <text:s text:c="3"/>Sample 328: [-1.92662, 0.347331] is valid from product-of-long-comps, adding to roadmap</text:p>
      <text:p text:style-name="Standard">Info: <text:s text:c="3"/>Sample 329: [0.352893, 0.360362] is valid from product-of-long-comps, adding to roadmap</text:p>
      <text:p text:style-name="Standard">Info: <text:s text:c="3"/>Sample 331: [0.0727575, 0.349482] is valid from product-of-long-comps, adding to roadmap</text:p>
      <text:p text:style-name="Standard">Info: <text:s text:c="3"/>Sample 332: [1.09073, 0.330594] is valid from product-of-long-comps, adding to roadmap</text:p>
      <text:p text:style-name="Standard">Info: <text:s text:c="3"/>Sample 333: [0.228653, 0.370834] is valid from product-of-long-comps, adding to roadmap</text:p>
      <text:p text:style-name="Standard">Info: <text:s text:c="3"/>Sample 334: [-0.121614, 0.336932] is valid from product-of-long-comps, adding to roadmap</text:p>
      <text:p text:style-name="Standard">Info: <text:s text:c="3"/>Sample 335: [0.403744, 0.379283] is valid from product-of-long-comps, adding to roadmap</text:p>
      <text:p text:style-name="Standard">Info: <text:s text:c="3"/>Sample 336: [-1.08505, 0.36208] is valid from product-of-long-comps, adding to roadmap</text:p>
      <text:p text:style-name="Standard">Info: <text:s text:c="3"/>Sample 337: [0.0804229, 0.335696] is valid from product-of-long-comps, adding to roadmap</text:p>
      <text:p text:style-name="Standard">Info: <text:s text:c="3"/>Sample 338: [-0.889075, 0.348569] is valid from product-of-long-comps, adding to roadmap</text:p>
      <text:p text:style-name="Standard">Info: <text:s text:c="3"/>Sample 339: [-1.62204, 0.348711] is valid from product-of-long-comps, adding to roadmap</text:p>
      <text:p text:style-name="Standard">Info: <text:s text:c="3"/>Sample 340: [-0.42289, 0.336456] is valid from product-of-long-comps, adding to roadmap</text:p>
      <text:p text:style-name="Standard">Info: <text:s text:c="3"/>Sample 341: [0.0830002, 0.337173] is valid from product-of-long-comps, adding to roadmap</text:p>
      <text:p text:style-name="Standard">Info: <text:s text:c="3"/>Sample 342: [0.359679, 0.35867] is valid from product-of-long-comps, adding to roadmap</text:p>
      <text:p text:style-name="Standard">Info: <text:s text:c="3"/>Sample 343: [1.3729, 0.335396] is valid from product-of-long-comps, adding to roadmap</text:p>
      <text:p text:style-name="Standard">Info: <text:s text:c="3"/>Sample 344: [0.554734, 0.334216] is valid from product-of-long-comps, adding to roadmap</text:p>
      <text:p text:style-name="Standard">Info: <text:s text:c="3"/>Sample 345: [0.503831, 0.351323] is valid from product-of-long-comps, adding to roadmap</text:p>
      <text:p text:style-name="Standard">Info: <text:s text:c="3"/>Sample 346: [0.272978, 0.351719] is valid from product-of-long-comps, adding to roadmap</text:p>
      <text:p text:style-name="Standard">Info: <text:s text:c="3"/>Sample 347: [1.44028, 0.345937] is valid from product-of-long-comps, adding to roadmap</text:p>
      <text:p text:style-name="Standard">Info: <text:s text:c="3"/>Sample 348: [0.0882504, 0.357873] is valid from product-of-long-comps, adding to roadmap</text:p>
      <text:p text:style-name="Standard">Info: <text:s text:c="3"/>Sample 349: [-1.15553, 0.36415] is valid from product-of-long-comps, adding to roadmap</text:p>
      <text:p text:style-name="Standard">Info: <text:s text:c="3"/>Sample 350: [-0.200043, 0.366987] is valid from product-of-long-comps, adding to roadmap</text:p>
      <text:p text:style-name="Standard">Info: <text:s text:c="3"/>Sample 351: [0.882506, 0.342217] is valid from product-of-long-comps, adding to roadmap</text:p>
      <text:p text:style-name="Standard">Info: <text:s text:c="3"/>Sample 352: [0.0854493, 0.343804] is valid from product-of-long-comps, adding to roadmap</text:p>
      <text:p text:style-name="Standard">Info: <text:s text:c="3"/>Sample 353: [-0.570484, 0.351177] is valid from product-of-long-comps, adding to roadmap</text:p>
      <text:p text:style-name="Standard">Info: <text:s text:c="3"/>Sample 354: [-0.370521, 0.362029] is valid from product-of-long-comps, adding to roadmap</text:p>
      <text:p text:style-name="Standard">Info: <text:s text:c="3"/>Sample 355: [0.0252699, 0.354127] is valid from product-of-long-comps, adding to roadmap</text:p>
      <text:p text:style-name="Standard">Info: <text:s text:c="3"/>Sample 356: [0.753106, 0.347681] is valid from product-of-long-comps, adding to roadmap</text:p>
      <text:p text:style-name="Standard">Info: <text:s text:c="3"/>Sample 357: [-0.351218, 0.378405] is valid from product-of-long-comps, adding to roadmap</text:p>
      <text:p text:style-name="Standard">Info: <text:s text:c="3"/>Sample 358: [-0.277894, 0.336334] is valid from product-of-long-comps, adding to roadmap</text:p>
      <text:p text:style-name="Standard">Info: <text:s text:c="3"/>Sample 359: [-1.07392, 0.348265] is valid from product-of-long-comps, adding to roadmap</text:p>
      <text:p text:style-name="Standard">Info: <text:s text:c="3"/>Sample 360: [-1.3263, 0.341944] is valid from product-of-long-comps, adding to roadmap</text:p>
      <text:p text:style-name="Standard">Info: <text:s text:c="3"/>Sample 361: [-0.860081, 0.362898] is valid from product-of-long-comps, adding to roadmap</text:p>
      <text:p text:style-name="Standard"><text:soft-page-break/>Info: <text:s text:c="3"/>Sample 362: [-0.758442, 0.358777] is valid from product-of-long-comps, adding to roadmap</text:p>
      <text:p text:style-name="Standard">Info: <text:s text:c="3"/>Sample 363: [-0.262475, 0.354863] is valid from product-of-long-comps, adding to roadmap</text:p>
      <text:p text:style-name="Standard">Info: <text:s text:c="3"/>Sample 364: [0.143697, 0.324322] is valid from product-of-long-comps, adding to roadmap</text:p>
      <text:p text:style-name="Standard">Info: <text:s text:c="3"/>Sample 365: [0.992779, 0.356669] is valid from product-of-long-comps, adding to roadmap</text:p>
      <text:p text:style-name="Standard">Info: <text:s text:c="3"/>Sample 366: [-0.397779, 0.360902] is valid from product-of-long-comps, adding to roadmap</text:p>
      <text:p text:style-name="Standard">Info: <text:s text:c="3"/>Sample 367: [-0.705772, 0.330545] is valid from product-of-long-comps, adding to roadmap</text:p>
      <text:p text:style-name="Standard">Info: <text:s text:c="3"/>Sample 368: [-0.449069, 0.35216] is valid from product-of-long-comps, adding to roadmap</text:p>
      <text:p text:style-name="Standard">Info: <text:s text:c="3"/>Sample 369: [-0.100812, 0.32857] is valid from product-of-long-comps, adding to roadmap</text:p>
      <text:p text:style-name="Standard">Info: <text:s text:c="3"/>Sample 370: [0.174764, 0.345814] is valid from product-of-long-comps, adding to roadmap</text:p>
      <text:p text:style-name="Standard">Info: <text:s text:c="3"/>Sample 371: [0.0606227, 0.344912] is valid from product-of-long-comps, adding to roadmap</text:p>
      <text:p text:style-name="Standard">Info: <text:s text:c="3"/>Sample 372: [0.991308, 0.343166] is valid from product-of-long-comps, adding to roadmap</text:p>
      <text:p text:style-name="Standard">Info: <text:s text:c="3"/>Sample 373: [-0.422845, 0.375123] is valid from product-of-long-comps, adding to roadmap</text:p>
      <text:p text:style-name="Standard">Info: <text:s text:c="3"/>Sample 374: [0.546541, 0.334926] is valid from product-of-long-comps, adding to roadmap</text:p>
      <text:p text:style-name="Standard">Info: <text:s text:c="3"/>Sample 376: [-0.329485, 0.3329] is valid from product-of-long-comps, adding to roadmap</text:p>
      <text:p text:style-name="Standard">Info: <text:s text:c="3"/>Sample 377: [-0.691225, 0.353437] is valid from product-of-long-comps, adding to roadmap</text:p>
      <text:p text:style-name="Standard">Info: <text:s text:c="3"/>Sample 379: [-0.0165361, 0.344771] is valid from product-of-long-comps, adding to roadmap</text:p>
      <text:p text:style-name="Standard">Info: <text:s text:c="3"/>Sample 380: [0.70476, 0.363083] is valid from product-of-long-comps, adding to roadmap</text:p>
      <text:p text:style-name="Standard">Info: <text:s text:c="3"/>Sample 381: [0.569473, 0.341259] is valid from product-of-long-comps, adding to roadmap</text:p>
      <text:p text:style-name="Standard">Info: <text:s text:c="3"/>Sample 382: [-0.637119, 0.326632] is valid from product-of-long-comps, adding to roadmap</text:p>
      <text:p text:style-name="Standard">Info: <text:s text:c="3"/>Sample 383: [0.588405, 0.367733] is valid from product-of-long-comps, adding to roadmap</text:p>
      <text:p text:style-name="Standard">Info: <text:s text:c="3"/>Sample 384: [0.651168, 0.357612] is valid from product-of-long-comps, adding to roadmap</text:p>
      <text:p text:style-name="Standard">Info: <text:s text:c="3"/>Sample 385: [0.969145, 0.332069] is valid from product-of-long-comps, adding to roadmap</text:p>
      <text:p text:style-name="Standard">Info: <text:s text:c="3"/>Sample 387: [-0.318485, 0.346028] is valid from product-of-long-comps, adding to roadmap</text:p>
      <text:p text:style-name="Standard">Info: <text:s text:c="3"/>Sample 391: [-1.10825, 0.334462] is valid from product-of-long-comps, adding to roadmap</text:p>
      <text:p text:style-name="Standard">Info: <text:s text:c="3"/>Sample 392: [-0.598007, 0.351374] is valid from product-of-long-comps, adding to roadmap</text:p>
      <text:p text:style-name="Standard">Info: <text:s text:c="3"/>Sample 393: [0.575982, 0.333912] is valid from product-of-long-comps, adding to roadmap</text:p>
      <text:p text:style-name="Standard">Info: <text:s text:c="3"/>Sample 394: [-0.0316471, 0.342097] is valid from product-of-long-comps, adding to roadmap</text:p>
      <text:p text:style-name="Standard">Info: <text:s text:c="3"/>Sample 395: [-0.715596, 0.354403] is valid from product-of-long-comps, adding to roadmap</text:p>
      <text:p text:style-name="Standard">Info: <text:s text:c="3"/>Sample 396: [-0.288058, 0.324723] is valid from product-of-long-comps, adding to roadmap</text:p>
      <text:p text:style-name="Standard">Info: <text:s text:c="3"/>Sample 397: [0.39066, 0.367005] is valid from product-of-long-comps, adding to roadmap</text:p>
      <text:p text:style-name="Standard">Info: <text:s text:c="3"/>Sample 399: [-0.729973, 0.337994] is valid from product-of-long-comps, adding to roadmap</text:p>
      <text:p text:style-name="Standard">Info: <text:s text:c="3"/>Sample 400: [0.559401, 0.363418] is valid from product-of-long-comps, adding to roadmap</text:p>
      <text:p text:style-name="Standard">Info: <text:s text:c="3"/>Sample 401: [0.247471, 0.35417] is valid from product-of-long-comps, adding to roadmap</text:p>
      <text:p text:style-name="Standard">Info: <text:s text:c="3"/>Sample 403: [-0.469238, 0.34252] is valid from product-of-long-comps, adding to roadmap</text:p>
      <text:p text:style-name="Standard">Info: <text:s text:c="3"/>Sample 404: [1.41614, 0.348342] is valid from product-of-long-comps, adding to roadmap</text:p>
      <text:p text:style-name="Standard">Info: <text:s text:c="3"/>Sample 405: [0.818506, 0.353973] is valid from product-of-long-comps, adding to roadmap</text:p>
      <text:p text:style-name="Standard">Info: <text:s text:c="3"/>Sample 406: [0.377472, 0.352269] is valid from product-of-long-comps, adding to roadmap</text:p>
      <text:p text:style-name="Standard">Info: <text:s text:c="3"/>Sample 407: [0.711096, 0.349699] is valid from product-of-long-comps, adding to roadmap</text:p>
      <text:p text:style-name="Standard">Info: <text:s text:c="3"/>Sample 408: [0.600569, 0.33839] is valid from product-of-long-comps, adding to roadmap</text:p>
      <text:p text:style-name="Standard">Info: <text:s text:c="3"/>Sample 409: [-0.932037, 0.357444] is valid from product-of-long-comps, adding to roadmap</text:p>
      <text:p text:style-name="Standard">Info: <text:s text:c="3"/>Sample 410: [0.498454, 0.335953] is valid from product-of-long-comps, adding to roadmap</text:p>
      <text:p text:style-name="Standard">Info: <text:s text:c="3"/>Sample 411: [-0.266894, 0.353231] is valid from product-of-long-comps, adding to roadmap</text:p>
      <text:p text:style-name="Standard">Info: <text:s text:c="3"/>Sample 412: [0.664714, 0.334084] is valid from product-of-long-comps, adding to roadmap</text:p>
      <text:p text:style-name="Standard">Info: <text:s text:c="3"/>Sample 413: [0.384972, 0.364783] is valid from product-of-long-comps, adding to roadmap</text:p>
      <text:p text:style-name="Standard">Info: <text:s text:c="3"/>Sample 414: [-0.215372, 0.36195] is valid from product-of-long-comps, adding to roadmap</text:p>
      <text:p text:style-name="Standard">Info: <text:s text:c="3"/>Sample 415: [0.260523, 0.334198] is valid from product-of-long-comps, adding to roadmap</text:p>
      <text:p text:style-name="Standard">Info: <text:s text:c="3"/>Sample 416: [-0.442718, 0.358281] is valid from product-of-long-comps, adding to roadmap</text:p>
      <text:p text:style-name="Standard">Info: <text:s text:c="3"/>Sample 417: [-0.47637, 0.368601] is valid from product-of-long-comps, adding to roadmap</text:p>
      <text:p text:style-name="Standard">Info: <text:s text:c="3"/>Sample 418: [0.460474, 0.338395] is valid from product-of-long-comps, adding to roadmap</text:p>
      <text:p text:style-name="Standard"><text:soft-page-break/>Info: <text:s text:c="3"/>Sample 419: [-0.449153, 0.342108] is valid from product-of-long-comps, adding to roadmap</text:p>
      <text:p text:style-name="Standard">Info: <text:s text:c="3"/>Sample 420: [-1.15098, 0.347823] is valid from product-of-long-comps, adding to roadmap</text:p>
      <text:p text:style-name="Standard">Info: <text:s text:c="3"/>Sample 421: [-1.22449, 0.345157] is valid from product-of-long-comps, adding to roadmap</text:p>
      <text:p text:style-name="Standard">Info: <text:s text:c="3"/>Sample 422: [-0.615741, 0.357702] is valid from product-of-long-comps, adding to roadmap</text:p>
      <text:p text:style-name="Standard">Info: <text:s text:c="3"/>Sample 423: [0.513447, 0.370784] is valid from product-of-long-comps, adding to roadmap</text:p>
      <text:p text:style-name="Standard">Info: <text:s text:c="3"/>Sample 424: [-0.715981, 0.358086] is valid from product-of-long-comps, adding to roadmap</text:p>
      <text:p text:style-name="Standard">Info: <text:s text:c="3"/>Sample 425: [-0.758027, 0.321901] is valid from product-of-long-comps, adding to roadmap</text:p>
      <text:p text:style-name="Standard">Info: <text:s text:c="3"/>Sample 426: [-0.927973, 0.325045] is valid from product-of-long-comps, adding to roadmap</text:p>
      <text:p text:style-name="Standard">Info: <text:s text:c="3"/>Sample 427: [-2.01064, 0.346694] is valid from product-of-long-comps, adding to roadmap</text:p>
      <text:p text:style-name="Standard">Info: <text:s text:c="3"/>Sample 428: [1.03648, 0.367114] is valid from product-of-long-comps, adding to roadmap</text:p>
      <text:p text:style-name="Standard">Info: <text:s text:c="3"/>Sample 429: [0.499962, 0.341004] is valid from product-of-long-comps, adding to roadmap</text:p>
      <text:p text:style-name="Standard">Info: <text:s text:c="3"/>Sample 430: [-0.975975, 0.336631] is valid from product-of-long-comps, adding to roadmap</text:p>
      <text:p text:style-name="Standard">Info: <text:s text:c="3"/>Sample 431: [0.351116, 0.341563] is valid from product-of-long-comps, adding to roadmap</text:p>
      <text:p text:style-name="Standard">Info: <text:s text:c="3"/>Sample 432: [-0.48266, 0.379028] is valid from product-of-long-comps, adding to roadmap</text:p>
      <text:p text:style-name="Standard">Info: <text:s text:c="3"/>Sample 433: [-1.3693, 0.34835] is valid from product-of-long-comps, adding to roadmap</text:p>
      <text:p text:style-name="Standard">Info: <text:s text:c="3"/>Sample 434: [-1.03249, 0.353281] is valid from product-of-long-comps, adding to roadmap</text:p>
      <text:p text:style-name="Standard">Info: <text:s text:c="3"/>Sample 435: [-0.598135, 0.327863] is valid from product-of-long-comps, adding to roadmap</text:p>
      <text:p text:style-name="Standard">Info: <text:s text:c="3"/>Sample 436: [0.212496, 0.360194] is valid from product-of-long-comps, adding to roadmap</text:p>
      <text:p text:style-name="Standard">Info: <text:s text:c="3"/>Sample 438: [0.279735, 0.361308] is valid from product-of-long-comps, adding to roadmap</text:p>
      <text:p text:style-name="Standard">Info: <text:s text:c="3"/>Sample 439: [0.472829, 0.364694] is valid from product-of-long-comps, adding to roadmap</text:p>
      <text:p text:style-name="Standard">Info: <text:s text:c="3"/>Sample 440: [-0.818792, 0.343316] is valid from product-of-long-comps, adding to roadmap</text:p>
      <text:p text:style-name="Standard">Info: <text:s text:c="3"/>Sample 441: [1.45024, 0.365226] is valid from product-of-long-comps, adding to roadmap</text:p>
      <text:p text:style-name="Standard">Info: <text:s text:c="3"/>Sample 442: [0.12198, 0.329486] is valid from product-of-long-comps, adding to roadmap</text:p>
      <text:p text:style-name="Standard">Info: <text:s text:c="3"/>Sample 444: [-0.135779, 0.356578] is valid from product-of-long-comps, adding to roadmap</text:p>
      <text:p text:style-name="Standard">Info: <text:s text:c="3"/>Sample 445: [-0.121248, 0.337755] is valid from product-of-long-comps, adding to roadmap</text:p>
      <text:p text:style-name="Standard">Info: <text:s text:c="3"/>Sample 446: [-0.322438, 0.375705] is valid from product-of-long-comps, adding to roadmap</text:p>
      <text:p text:style-name="Standard">Info: <text:s text:c="3"/>Sample 447: [1.31146, 0.349573] is valid from product-of-long-comps, adding to roadmap</text:p>
      <text:p text:style-name="Standard">Info: <text:s text:c="3"/>Sample 448: [-1.15286, 0.352933] is valid from product-of-long-comps, adding to roadmap</text:p>
      <text:p text:style-name="Standard">Info: <text:s text:c="3"/>Sample 449: [-0.0700962, 0.361233] is valid from product-of-long-comps, adding to roadmap</text:p>
      <text:p text:style-name="Standard">Info: <text:s text:c="3"/>Sample 450: [0.248966, 0.340268] is valid from product-of-long-comps, adding to roadmap</text:p>
      <text:p text:style-name="Standard">Info: <text:s text:c="3"/>Sample 451: [-0.385417, 0.37033] is valid from product-of-long-comps, adding to roadmap</text:p>
      <text:p text:style-name="Standard">Info: <text:s text:c="3"/>Sample 452: [0.37523, 0.347708] is valid from product-of-long-comps, adding to roadmap</text:p>
      <text:p text:style-name="Standard">Info: <text:s text:c="3"/>Sample 453: [-0.938193, 0.369896] is valid from product-of-long-comps, adding to roadmap</text:p>
      <text:p text:style-name="Standard">Info: <text:s text:c="3"/>Sample 454: [0.222448, 0.334353] is valid from product-of-long-comps, adding to roadmap</text:p>
      <text:p text:style-name="Standard">Info: <text:s text:c="3"/>Sample 455: [0.262331, 0.349786] is valid from product-of-long-comps, adding to roadmap</text:p>
      <text:p text:style-name="Standard">Info: <text:s text:c="3"/>Sample 456: [0.724137, 0.350847] is valid from product-of-long-comps, adding to roadmap</text:p>
      <text:p text:style-name="Standard">Info: <text:s text:c="3"/>Sample 457: [0.32094, 0.338147] is valid from product-of-long-comps, adding to roadmap</text:p>
      <text:p text:style-name="Standard">Info: <text:s text:c="3"/>Sample 458: [0.440811, 0.355036] is valid from product-of-long-comps, adding to roadmap</text:p>
      <text:p text:style-name="Standard">Info: <text:s text:c="3"/>Sample 459: [-0.957494, 0.34369] is valid from product-of-long-comps, adding to roadmap</text:p>
      <text:p text:style-name="Standard">Info: <text:s text:c="3"/>Sample 460: [0.859725, 0.349528] is valid from product-of-long-comps, adding to roadmap</text:p>
      <text:p text:style-name="Standard">Info: <text:s text:c="3"/>Sample 461: [-0.531476, 0.33624] is valid from product-of-long-comps, adding to roadmap</text:p>
      <text:p text:style-name="Standard">Info: <text:s text:c="3"/>Sample 462: [0.411068, 0.334813] is valid from product-of-long-comps, adding to roadmap</text:p>
      <text:p text:style-name="Standard">Info: <text:s text:c="3"/>Sample 463: [1.11345, 0.340325] is valid from product-of-long-comps, adding to roadmap</text:p>
      <text:p text:style-name="Standard">Info: <text:s text:c="3"/>Sample 464: [-0.0255909, 0.367545] is valid from product-of-long-comps, adding to roadmap</text:p>
      <text:p text:style-name="Standard">Info: <text:s text:c="3"/>Sample 465: [1.27295, 0.361945] is valid from product-of-long-comps, adding to roadmap</text:p>
      <text:p text:style-name="Standard">Info: <text:s text:c="3"/>Sample 466: [0.414616, 0.345834] is valid from product-of-long-comps, adding to roadmap</text:p>
      <text:p text:style-name="Standard">Info: <text:s text:c="3"/>Sample 467: [-1.46939, 0.329974] is valid from product-of-long-comps, adding to roadmap</text:p>
      <text:p text:style-name="Standard">Info: <text:s text:c="3"/>Sample 468: [0.462681, 0.335219] is valid from product-of-long-comps, adding to roadmap</text:p>
      <text:p text:style-name="Standard">Info: <text:s text:c="3"/>Sample 469: [-0.732408, 0.351084] is valid from product-of-long-comps, adding to roadmap</text:p>
      <text:p text:style-name="Standard"><text:soft-page-break/>Info: <text:s text:c="3"/>Sample 470: [0.781915, 0.34602] is valid from product-of-long-comps, adding to roadmap</text:p>
      <text:p text:style-name="Standard">Info: <text:s text:c="3"/>Sample 471: [-0.125178, 0.349523] is valid from product-of-long-comps, adding to roadmap</text:p>
      <text:p text:style-name="Standard">Info: <text:s text:c="3"/>Sample 472: [-0.988273, 0.324614] is valid from product-of-long-comps, adding to roadmap</text:p>
      <text:p text:style-name="Standard">Info: <text:s text:c="3"/>Sample 474: [0.795038, 0.320088] is valid from product-of-long-comps, adding to roadmap</text:p>
      <text:p text:style-name="Standard">Info: <text:s text:c="3"/>Sample 475: [0.92081, 0.350312] is valid from product-of-long-comps, adding to roadmap</text:p>
      <text:p text:style-name="Standard">Info: <text:s text:c="3"/>Sample 476: [-0.458153, 0.360118] is valid from product-of-long-comps, adding to roadmap</text:p>
      <text:p text:style-name="Standard">Info: <text:s text:c="3"/>Sample 478: [-1.14755, 0.34574] is valid from product-of-long-comps, adding to roadmap</text:p>
      <text:p text:style-name="Standard">Info: <text:s text:c="3"/>Sample 479: [-0.654548, 0.359184] is valid from product-of-long-comps, adding to roadmap</text:p>
      <text:p text:style-name="Standard">Info: <text:s text:c="3"/>Sample 480: [0.480742, 0.346121] is valid from product-of-long-comps, adding to roadmap</text:p>
      <text:p text:style-name="Standard">Info: <text:s text:c="3"/>Sample 481: [0.465512, 0.36576] is valid from product-of-long-comps, adding to roadmap</text:p>
      <text:p text:style-name="Standard">Info: <text:s text:c="3"/>Sample 482: [-0.840262, 0.359383] is valid from product-of-long-comps, adding to roadmap</text:p>
      <text:p text:style-name="Standard">Info: <text:s text:c="3"/>Sample 483: [0.171889, 0.351701] is valid from product-of-long-comps, adding to roadmap</text:p>
      <text:p text:style-name="Standard">Info: <text:s text:c="3"/>Sample 484: [-0.458703, 0.349555] is valid from product-of-long-comps, adding to roadmap</text:p>
      <text:p text:style-name="Standard">Info: <text:s text:c="3"/>Sample 485: [0.658166, 0.35131] is valid from product-of-long-comps, adding to roadmap</text:p>
      <text:p text:style-name="Standard">Info: <text:s text:c="3"/>Sample 486: [-0.650273, 0.373461] is valid from product-of-long-comps, adding to roadmap</text:p>
      <text:p text:style-name="Standard">Info: <text:s text:c="3"/>Sample 487: [0.634367, 0.361705] is valid from product-of-long-comps, adding to roadmap</text:p>
      <text:p text:style-name="Standard">Info: <text:s text:c="3"/>Sample 489: [-0.0675909, 0.341258] is valid from product-of-long-comps, adding to roadmap</text:p>
      <text:p text:style-name="Standard">Info: <text:s text:c="3"/>Sample 490: [-0.00351954, 0.336001] is valid from product-of-long-comps, adding to roadmap</text:p>
      <text:p text:style-name="Standard">Info: <text:s text:c="3"/>Sample 491: [0.355429, 0.351735] is valid from product-of-long-comps, adding to roadmap</text:p>
      <text:p text:style-name="Standard">Info: <text:s text:c="3"/>Sample 492: [-1.01759, 0.34365] is valid from product-of-long-comps, adding to roadmap</text:p>
      <text:p text:style-name="Standard">Info: <text:s text:c="3"/>Sample 493: [-1.50347, 0.366736] is valid from product-of-long-comps, adding to roadmap</text:p>
      <text:p text:style-name="Standard">Info: <text:s text:c="3"/>Sample 494: [-0.974391, 0.343842] is valid from product-of-long-comps, adding to roadmap</text:p>
      <text:p text:style-name="Standard">Info: <text:s text:c="3"/>Sample 495: [0.137399, 0.341852] is valid from product-of-long-comps, adding to roadmap</text:p>
      <text:p text:style-name="Standard">Info: <text:s text:c="3"/>Sample 496: [0.188942, 0.32079] is valid from product-of-long-comps, adding to roadmap</text:p>
      <text:p text:style-name="Standard">Info: <text:s text:c="3"/>Sample 497: [-0.521906, 0.335855] is valid from product-of-long-comps, adding to roadmap</text:p>
      <text:p text:style-name="Standard">Info: <text:s text:c="3"/>Sample 498: [-0.178228, 0.329748] is valid from product-of-long-comps, adding to roadmap</text:p>
      <text:p text:style-name="Standard">Info: <text:s text:c="3"/>Sample 499: [-0.119545, 0.33993] is valid from product-of-long-comps, adding to roadmap</text:p>
      <text:p text:style-name="Standard">Info: <text:s text:c="3"/>Sample 500: [-0.0390049, 0.346999] is valid from product-of-long-comps, adding to roadmap</text:p>
      <text:p text:style-name="Standard">Info: <text:s text:c="3"/>Sample 501: [0.198839, 0.364625] is valid from product-of-long-comps, adding to roadmap</text:p>
      <text:p text:style-name="Standard">Info: <text:s text:c="3"/>Sample 502: [-1.74323, 0.334158] is valid from product-of-long-comps, adding to roadmap</text:p>
      <text:p text:style-name="Standard">Info: <text:s text:c="3"/>Sample 503: [1.36069, 0.336296] is valid from product-of-long-comps, adding to roadmap</text:p>
      <text:p text:style-name="Standard">Info: <text:s text:c="3"/>Sample 504: [0.00607058, 0.332929] is valid from product-of-long-comps, adding to roadmap</text:p>
      <text:p text:style-name="Standard">Info: <text:s text:c="3"/>Sample 505: [0.0699957, 0.321129] is valid from product-of-long-comps, adding to roadmap</text:p>
      <text:p text:style-name="Standard">Info: <text:s text:c="3"/>Sample 506: [-0.757821, 0.369653] is valid from product-of-long-comps, adding to roadmap</text:p>
      <text:p text:style-name="Standard">Info: <text:s text:c="3"/>Sample 507: [-0.260213, 0.351793] is valid from product-of-long-comps, adding to roadmap</text:p>
      <text:p text:style-name="Standard">Info: <text:s text:c="3"/>Sample 508: [-0.528228, 0.329131] is valid from product-of-long-comps, adding to roadmap</text:p>
      <text:p text:style-name="Standard">Info: <text:s text:c="3"/>Sample 509: [-0.118871, 0.335515] is valid from product-of-long-comps, adding to roadmap</text:p>
      <text:p text:style-name="Standard">Info: <text:s text:c="3"/>Sample 510: [-0.831445, 0.367657] is valid from product-of-long-comps, adding to roadmap</text:p>
      <text:p text:style-name="Standard">Info: <text:s text:c="3"/>Sample 511: [0.886212, 0.341963] is valid from product-of-long-comps, adding to roadmap</text:p>
      <text:p text:style-name="Standard">Info: <text:s text:c="3"/>Sample 513: [-0.428369, 0.325796] is valid from product-of-long-comps, adding to roadmap</text:p>
      <text:p text:style-name="Standard">Info: <text:s text:c="3"/>Sample 514: [0.129617, 0.369446] is valid from product-of-long-comps, adding to roadmap</text:p>
      <text:p text:style-name="Standard">Info: <text:s text:c="3"/>Sample 515: [-1.24269, 0.356339] is valid from product-of-long-comps, adding to roadmap</text:p>
      <text:p text:style-name="Standard">Info: <text:s text:c="3"/>Sample 516: [-0.692303, 0.342675] is valid from product-of-long-comps, adding to roadmap</text:p>
      <text:p text:style-name="Standard">Info: <text:s text:c="3"/>Sample 517: [-0.698063, 0.347769] is valid from product-of-long-comps, adding to roadmap</text:p>
      <text:p text:style-name="Standard">Info: <text:s text:c="3"/>Sample 518: [-0.596169, 0.342126] is valid from product-of-long-comps, adding to roadmap</text:p>
      <text:p text:style-name="Standard">Info: <text:s text:c="3"/>Sample 519: [0.690602, 0.326045] is valid from product-of-long-comps, adding to roadmap</text:p>
      <text:p text:style-name="Standard">Info: <text:s text:c="3"/>Sample 520: [0.0728347, 0.327453] is valid from product-of-long-comps, adding to roadmap</text:p>
      <text:p text:style-name="Standard">Info: <text:s text:c="3"/>Sample 521: [-0.122109, 0.347191] is valid from product-of-long-comps, adding to roadmap</text:p>
      <text:p text:style-name="Standard">Info: <text:s text:c="3"/>Sample 522: [0.834523, 0.354747] is valid from product-of-long-comps, adding to roadmap</text:p>
      <text:p text:style-name="Standard"><text:soft-page-break/>Info: <text:s text:c="3"/>Sample 523: [1.59199, 0.352331] is valid from product-of-long-comps, adding to roadmap</text:p>
      <text:p text:style-name="Standard">Info: <text:s text:c="3"/>Sample 524: [0.11426, 0.362687] is valid from product-of-long-comps, adding to roadmap</text:p>
      <text:p text:style-name="Standard">Info: <text:s text:c="3"/>Sample 525: [0.508903, 0.332442] is valid from product-of-long-comps, adding to roadmap</text:p>
      <text:p text:style-name="Standard">Info: <text:s text:c="3"/>Sample 526: [-0.346861, 0.361305] is valid from product-of-long-comps, adding to roadmap</text:p>
      <text:p text:style-name="Standard">Info: <text:s text:c="3"/>Sample 527: [0.366389, 0.354387] is valid from product-of-long-comps, adding to roadmap</text:p>
      <text:p text:style-name="Standard">Info: <text:s text:c="3"/>Sample 528: [-0.864882, 0.350033] is valid from product-of-long-comps, adding to roadmap</text:p>
      <text:p text:style-name="Standard">Info: <text:s text:c="3"/>Sample 529: [1.06595, 0.336363] is valid from product-of-long-comps, adding to roadmap</text:p>
      <text:p text:style-name="Standard">Info: <text:s text:c="3"/>Sample 530: [0.0284393, 0.349879] is valid from product-of-long-comps, adding to roadmap</text:p>
      <text:p text:style-name="Standard">Info: <text:s text:c="3"/>Sample 531: [-0.56022, 0.328245] is valid from product-of-long-comps, adding to roadmap</text:p>
      <text:p text:style-name="Standard">Info: <text:s text:c="3"/>Sample 532: [-1.05179, 0.363812] is valid from product-of-long-comps, adding to roadmap</text:p>
      <text:p text:style-name="Standard">Info: <text:s text:c="3"/>Sample 533: [-0.524213, 0.361667] is valid from product-of-long-comps, adding to roadmap</text:p>
      <text:p text:style-name="Standard">Info: <text:s text:c="3"/>Sample 534: [1.06791, 0.338688] is valid from product-of-long-comps, adding to roadmap</text:p>
      <text:p text:style-name="Standard">Info: <text:s text:c="3"/>Sample 535: [0.315344, 0.368528] is valid from product-of-long-comps, adding to roadmap</text:p>
      <text:p text:style-name="Standard">Info: <text:s text:c="3"/>Sample 536: [-1.24914, 0.341274] is valid from product-of-long-comps, adding to roadmap</text:p>
      <text:p text:style-name="Standard">Info: <text:s text:c="3"/>Sample 537: [-1.30434, 0.340081] is valid from product-of-long-comps, adding to roadmap</text:p>
      <text:p text:style-name="Standard">Info: <text:s text:c="3"/>Sample 538: [-1.35453, 0.325995] is valid from product-of-long-comps, adding to roadmap</text:p>
      <text:p text:style-name="Standard">Info: <text:s text:c="3"/>Sample 539: [0.396448, 0.342662] is valid from product-of-long-comps, adding to roadmap</text:p>
      <text:p text:style-name="Standard">Info: <text:s text:c="3"/>Sample 540: [0.780914, 0.36845] is valid from product-of-long-comps, adding to roadmap</text:p>
      <text:p text:style-name="Standard">Info: <text:s text:c="3"/>Sample 541: [0.180654, 0.339273] is valid from product-of-long-comps, adding to roadmap</text:p>
      <text:p text:style-name="Standard">Info: <text:s text:c="3"/>Sample 542: [-0.111704, 0.354068] is valid from product-of-long-comps, adding to roadmap</text:p>
      <text:p text:style-name="Standard">Info: <text:s text:c="3"/>Sample 543: [0.0318134, 0.342189] is valid from product-of-long-comps, adding to roadmap</text:p>
      <text:p text:style-name="Standard">Info: <text:s text:c="3"/>Sample 544: [0.251348, 0.332286] is valid from product-of-long-comps, adding to roadmap</text:p>
      <text:p text:style-name="Standard">Info: <text:s text:c="3"/>Sample 545: [-0.156226, 0.356342] is valid from product-of-long-comps, adding to roadmap</text:p>
      <text:p text:style-name="Standard">Info: <text:s text:c="3"/>Sample 546: [-0.792935, 0.335745] is valid from product-of-long-comps, adding to roadmap</text:p>
      <text:p text:style-name="Standard">Info: <text:s text:c="3"/>Sample 547: [-1.14326, 0.360811] is valid from product-of-long-comps, adding to roadmap</text:p>
      <text:p text:style-name="Standard">Info: <text:s text:c="3"/>Sample 548: [-0.306901, 0.326099] is valid from product-of-long-comps, adding to roadmap</text:p>
      <text:p text:style-name="Standard">Info: <text:s text:c="3"/>Sample 549: [0.0435128, 0.365525] is valid from product-of-long-comps, adding to roadmap</text:p>
      <text:p text:style-name="Standard">Info: <text:s text:c="3"/>Sample 550: [-1.37337, 0.351889] is valid from product-of-long-comps, adding to roadmap</text:p>
      <text:p text:style-name="Standard">Info: <text:s text:c="3"/>Sample 551: [-0.497965, 0.342943] is valid from product-of-long-comps, adding to roadmap</text:p>
      <text:p text:style-name="Standard">Info: <text:s text:c="3"/>Sample 554: [-1.36017, 0.34188] is valid from product-of-long-comps, adding to roadmap</text:p>
      <text:p text:style-name="Standard">Info: <text:s text:c="3"/>Sample 555: [-0.074932, 0.366241] is valid from product-of-long-comps, adding to roadmap</text:p>
      <text:p text:style-name="Standard">Info: <text:s text:c="3"/>Sample 556: [0.214806, 0.376694] is valid from product-of-long-comps, adding to roadmap</text:p>
      <text:p text:style-name="Standard">Info: <text:s text:c="3"/>Sample 557: [0.324458, 0.36766] is valid from product-of-long-comps, adding to roadmap</text:p>
      <text:p text:style-name="Standard">Info: <text:s text:c="3"/>Sample 558: [0.837565, 0.329859] is valid from product-of-long-comps, adding to roadmap</text:p>
      <text:p text:style-name="Standard">Info: <text:s text:c="3"/>Sample 559: [-0.484223, 0.365837] is valid from product-of-long-comps, adding to roadmap</text:p>
      <text:p text:style-name="Standard">Info: <text:s text:c="3"/>Sample 560: [-0.928709, 0.350048] is valid from product-of-long-comps, adding to roadmap</text:p>
      <text:p text:style-name="Standard">Info: <text:s text:c="3"/>Sample 561: [0.230974, 0.337975] is valid from product-of-long-comps, adding to roadmap</text:p>
      <text:p text:style-name="Standard">Info: <text:s text:c="3"/>Sample 562: [0.289858, 0.341536] is valid from product-of-long-comps, adding to roadmap</text:p>
      <text:p text:style-name="Standard">Info: <text:s text:c="3"/>Sample 563: [0.909347, 0.355373] is valid from product-of-long-comps, adding to roadmap</text:p>
      <text:p text:style-name="Standard">Info: <text:s text:c="3"/>Sample 564: [-0.573646, 0.370243] is valid from product-of-long-comps, adding to roadmap</text:p>
      <text:p text:style-name="Standard">Info: <text:s text:c="3"/>Sample 565: [-0.169951, 0.350906] is valid from product-of-long-comps, adding to roadmap</text:p>
      <text:p text:style-name="Standard">Info: <text:s text:c="3"/>Sample 566: [1.28757, 0.323901] is valid from product-of-long-comps, adding to roadmap</text:p>
      <text:p text:style-name="Standard">Info: <text:s text:c="3"/>Sample 567: [-0.316048, 0.364131] is valid from product-of-long-comps, adding to roadmap</text:p>
      <text:p text:style-name="Standard">Info: <text:s text:c="3"/>Sample 568: [0.561049, 0.325393] is valid from product-of-long-comps, adding to roadmap</text:p>
      <text:p text:style-name="Standard">Info: <text:s text:c="3"/>Sample 569: [-0.692665, 0.3407] is valid from product-of-long-comps, adding to roadmap</text:p>
      <text:p text:style-name="Standard">Info: <text:s text:c="3"/>Sample 570: [0.805061, 0.36056] is valid from product-of-long-comps, adding to roadmap</text:p>
      <text:p text:style-name="Standard">Info: <text:s text:c="3"/>Sample 571: [-0.680469, 0.333782] is valid from product-of-long-comps, adding to roadmap</text:p>
      <text:p text:style-name="Standard">Info: <text:s text:c="3"/>Sample 572: [0.582728, 0.367872] is valid from product-of-long-comps, adding to roadmap</text:p>
      <text:p text:style-name="Standard">Info: <text:s text:c="3"/>Sample 573: [-0.0433053, 0.36166] is valid from product-of-long-comps, adding to roadmap</text:p>
      <text:p text:style-name="Standard"><text:soft-page-break/>Info: <text:s text:c="3"/>Sample 575: [0.0885851, 0.328826] is valid from product-of-long-comps, adding to roadmap</text:p>
      <text:p text:style-name="Standard">Info: <text:s text:c="3"/>Sample 576: [-0.151264, 0.36806] is valid from product-of-long-comps, adding to roadmap</text:p>
      <text:p text:style-name="Standard">Info: <text:s text:c="3"/>Sample 577: [-0.360691, 0.357858] is valid from product-of-long-comps, adding to roadmap</text:p>
      <text:p text:style-name="Standard">Info: <text:s text:c="3"/>Sample 578: [0.83191, 0.353836] is valid from product-of-long-comps, adding to roadmap</text:p>
      <text:p text:style-name="Standard">Info: <text:s text:c="3"/>Sample 579: [-0.662327, 0.364805] is valid from product-of-long-comps, adding to roadmap</text:p>
      <text:p text:style-name="Standard">Info: <text:s text:c="3"/>Sample 580: [0.407027, 0.341389] is valid from product-of-long-comps, adding to roadmap</text:p>
      <text:p text:style-name="Standard">Info: <text:s text:c="3"/>Sample 581: [1.03652, 0.340019] is valid from product-of-long-comps, adding to roadmap</text:p>
      <text:p text:style-name="Standard">Info: <text:s text:c="3"/>Sample 582: [-0.297198, 0.32805] is valid from product-of-long-comps, adding to roadmap</text:p>
      <text:p text:style-name="Standard">Info: <text:s text:c="3"/>Sample 583: [-0.486322, 0.327104] is valid from product-of-long-comps, adding to roadmap</text:p>
      <text:p text:style-name="Standard">Info: <text:s text:c="3"/>Sample 584: [-0.155114, 0.336199] is valid from product-of-long-comps, adding to roadmap</text:p>
      <text:p text:style-name="Standard">Info: <text:s text:c="3"/>Sample 585: [-1.32591, 0.336746] is valid from product-of-long-comps, adding to roadmap</text:p>
      <text:p text:style-name="Standard">Info: <text:s text:c="3"/>Sample 586: [1.05946, 0.346482] is valid from product-of-long-comps, adding to roadmap</text:p>
      <text:p text:style-name="Standard">Info: <text:s text:c="3"/>Sample 587: [-0.220699, 0.343959] is valid from product-of-long-comps, adding to roadmap</text:p>
      <text:p text:style-name="Standard">Info: <text:s text:c="3"/>Sample 588: [-0.397044, 0.350091] is valid from product-of-long-comps, adding to roadmap</text:p>
      <text:p text:style-name="Standard">Info: <text:s text:c="3"/>Sample 590: [-0.555989, 0.329823] is valid from product-of-long-comps, adding to roadmap</text:p>
      <text:p text:style-name="Standard">Info: <text:s text:c="3"/>Sample 591: [0.0633564, 0.361629] is valid from product-of-long-comps, adding to roadmap</text:p>
      <text:p text:style-name="Standard">Info: <text:s text:c="3"/>Sample 592: [0.312528, 0.372941] is valid from product-of-long-comps, adding to roadmap</text:p>
      <text:p text:style-name="Standard">Info: <text:s text:c="3"/>Sample 593: [-0.0389418, 0.344575] is valid from product-of-long-comps, adding to roadmap</text:p>
      <text:p text:style-name="Standard">Info: <text:s text:c="3"/>Sample 594: [0.244586, 0.331859] is valid from product-of-long-comps, adding to roadmap</text:p>
      <text:p text:style-name="Standard">Info: <text:s text:c="3"/>Sample 595: [0.126236, 0.357582] is valid from product-of-long-comps, adding to roadmap</text:p>
      <text:p text:style-name="Standard">Info: <text:s text:c="3"/>Sample 596: [-0.182586, 0.345125] is valid from product-of-long-comps, adding to roadmap</text:p>
      <text:p text:style-name="Standard">Info: <text:s text:c="3"/>Sample 597: [0.501122, 0.363067] is valid from product-of-long-comps, adding to roadmap</text:p>
      <text:p text:style-name="Standard">Info: <text:s text:c="3"/>Sample 598: [1.27607, 0.341531] is valid from product-of-long-comps, adding to roadmap</text:p>
      <text:p text:style-name="Standard">Info: <text:s text:c="3"/>Sample 599: [-0.0529022, 0.332399] is valid from product-of-long-comps, adding to roadmap</text:p>
      <text:p text:style-name="Standard">Info: <text:s text:c="3"/>Sample 600: [-0.89292, 0.334727] is valid from product-of-long-comps, adding to roadmap</text:p>
      <text:p text:style-name="Standard">Info: <text:s text:c="3"/>Sample 601: [0.0669503, 0.355308] is valid from product-of-long-comps, adding to roadmap</text:p>
      <text:p text:style-name="Standard">Info: <text:s text:c="3"/>Sample 602: [0.224834, 0.35847] is valid from product-of-long-comps, adding to roadmap</text:p>
      <text:p text:style-name="Standard">Info: <text:s text:c="3"/>Sample 603: [-0.561502, 0.36378] is valid from product-of-long-comps, adding to roadmap</text:p>
      <text:p text:style-name="Standard">Info: <text:s text:c="3"/>Sample 604: [0.550093, 0.350838] is valid from product-of-long-comps, adding to roadmap</text:p>
      <text:p text:style-name="Standard">Info: <text:s text:c="3"/>Sample 605: [1.38749, 0.34324] is valid from product-of-long-comps, adding to roadmap</text:p>
      <text:p text:style-name="Standard">Info: <text:s text:c="3"/>Sample 606: [0.966058, 0.358634] is valid from product-of-long-comps, adding to roadmap</text:p>
      <text:p text:style-name="Standard">Info: <text:s text:c="3"/>Sample 607: [-1.15738, 0.370777] is valid from product-of-long-comps, adding to roadmap</text:p>
      <text:p text:style-name="Standard">Info: <text:s text:c="3"/>Sample 608: [-0.427669, 0.367274] is valid from product-of-long-comps, adding to roadmap</text:p>
      <text:p text:style-name="Standard">Info: <text:s text:c="3"/>Sample 609: [-0.586348, 0.341095] is valid from product-of-long-comps, adding to roadmap</text:p>
      <text:p text:style-name="Standard">Info: <text:s text:c="3"/>Sample 610: [-0.709941, 0.343589] is valid from product-of-long-comps, adding to roadmap</text:p>
      <text:p text:style-name="Standard">Info: <text:s text:c="3"/>Sample 611: [0.822242, 0.369828] is valid from product-of-long-comps, adding to roadmap</text:p>
      <text:p text:style-name="Standard">Info: <text:s text:c="3"/>Sample 612: [-0.226867, 0.345546] is valid from product-of-long-comps, adding to roadmap</text:p>
      <text:p text:style-name="Standard">Info: <text:s text:c="3"/>Sample 613: [-1.14041, 0.354505] is valid from product-of-long-comps, adding to roadmap</text:p>
      <text:p text:style-name="Standard">Info: <text:s text:c="3"/>Sample 614: [-0.0372356, 0.346766] is valid from product-of-long-comps, adding to roadmap</text:p>
      <text:p text:style-name="Standard">Info: <text:s text:c="3"/>Sample 615: [-0.486155, 0.326467] is valid from product-of-long-comps, adding to roadmap</text:p>
      <text:p text:style-name="Standard">Info: <text:s text:c="3"/>Sample 616: [-0.0912143, 0.360209] is valid from product-of-long-comps, adding to roadmap</text:p>
      <text:p text:style-name="Standard">Info: <text:s text:c="3"/>Sample 617: [-0.0365709, 0.332043] is valid from product-of-long-comps, adding to roadmap</text:p>
      <text:p text:style-name="Standard">Info: <text:s text:c="3"/>Sample 618: [0.834724, 0.346141] is valid from product-of-long-comps, adding to roadmap</text:p>
      <text:p text:style-name="Standard">Info: <text:s text:c="3"/>Sample 619: [0.487885, 0.34516] is valid from product-of-long-comps, adding to roadmap</text:p>
      <text:p text:style-name="Standard">Info: <text:s text:c="3"/>Sample 620: [-0.33751, 0.346983] is valid from product-of-long-comps, adding to roadmap</text:p>
      <text:p text:style-name="Standard">Info: <text:s text:c="3"/>Sample 621: [0.36574, 0.356887] is valid from product-of-long-comps, adding to roadmap</text:p>
      <text:p text:style-name="Standard">Info: <text:s text:c="3"/>Sample 622: [0.859181, 0.341861] is valid from product-of-long-comps, adding to roadmap</text:p>
      <text:p text:style-name="Standard">Info: <text:s text:c="3"/>Sample 623: [0.14201, 0.356877] is valid from product-of-long-comps, adding to roadmap</text:p>
      <text:p text:style-name="Standard">Info: <text:s text:c="3"/>Sample 624: [-0.155708, 0.358271] is valid from product-of-long-comps, adding to roadmap</text:p>
      <text:p text:style-name="Standard"><text:soft-page-break/>Info: <text:s text:c="3"/>Sample 625: [0.0220655, 0.37115] is valid from product-of-long-comps, adding to roadmap</text:p>
      <text:p text:style-name="Standard">Info: <text:s text:c="3"/>Sample 626: [0.373728, 0.362271] is valid from product-of-long-comps, adding to roadmap</text:p>
      <text:p text:style-name="Standard">Info: <text:s text:c="3"/>Sample 627: [0.143353, 0.346243] is valid from product-of-long-comps, adding to roadmap</text:p>
      <text:p text:style-name="Standard">Info: <text:s text:c="3"/>Sample 628: [-1.20363, 0.367499] is valid from product-of-long-comps, adding to roadmap</text:p>
      <text:p text:style-name="Standard">Info: <text:s text:c="3"/>Sample 629: [-0.178795, 0.357728] is valid from product-of-long-comps, adding to roadmap</text:p>
      <text:p text:style-name="Standard">Info: <text:s text:c="3"/>Sample 631: [-1.06552, 0.3634] is valid from product-of-long-comps, adding to roadmap</text:p>
      <text:p text:style-name="Standard">Info: <text:s text:c="3"/>Sample 632: [-0.765221, 0.347788] is valid from product-of-long-comps, adding to roadmap</text:p>
      <text:p text:style-name="Standard">Info: <text:s text:c="3"/>Sample 633: [0.279114, 0.346752] is valid from product-of-long-comps, adding to roadmap</text:p>
      <text:p text:style-name="Standard">Info: <text:s text:c="3"/>Sample 634: [-0.481101, 0.335255] is valid from product-of-long-comps, adding to roadmap</text:p>
      <text:p text:style-name="Standard">Info: <text:s text:c="3"/>Sample 635: [-0.635, 0.336687] is valid from product-of-long-comps, adding to roadmap</text:p>
      <text:p text:style-name="Standard">Info: <text:s text:c="3"/>Sample 636: [0.469329, 0.367093] is valid from product-of-long-comps, adding to roadmap</text:p>
      <text:p text:style-name="Standard">Info: <text:s text:c="3"/>Sample 637: [0.618894, 0.360499] is valid from product-of-long-comps, adding to roadmap</text:p>
      <text:p text:style-name="Standard">Info: <text:s text:c="3"/>Sample 638: [-0.079143, 0.369279] is valid from product-of-long-comps, adding to roadmap</text:p>
      <text:p text:style-name="Standard">Info: <text:s text:c="3"/>Sample 639: [-1.14777, 0.324804] is valid from product-of-long-comps, adding to roadmap</text:p>
      <text:p text:style-name="Standard">Info: <text:s text:c="3"/>Sample 640: [-0.280876, 0.357433] is valid from product-of-long-comps, adding to roadmap</text:p>
      <text:p text:style-name="Standard">Info: <text:s text:c="3"/>Sample 642: [-1.74568, 0.32415] is valid from product-of-long-comps, adding to roadmap</text:p>
      <text:p text:style-name="Standard">Info: <text:s text:c="3"/>Sample 643: [-0.746641, 0.334347] is valid from product-of-long-comps, adding to roadmap</text:p>
      <text:p text:style-name="Standard">Info: <text:s text:c="3"/>Sample 644: [-1.15716, 0.360342] is valid from product-of-long-comps, adding to roadmap</text:p>
      <text:p text:style-name="Standard">Info: <text:s text:c="3"/>Sample 645: [-1.03736, 0.369377] is valid from product-of-long-comps, adding to roadmap</text:p>
      <text:p text:style-name="Standard">Info: <text:s text:c="3"/>Sample 646: [0.10442, 0.333052] is valid from product-of-long-comps, adding to roadmap</text:p>
      <text:p text:style-name="Standard">Info: <text:s text:c="3"/>Sample 647: [-0.988124, 0.359796] is valid from product-of-long-comps, adding to roadmap</text:p>
      <text:p text:style-name="Standard">Info: <text:s text:c="3"/>Sample 648: [0.375609, 0.335244] is valid from product-of-long-comps, adding to roadmap</text:p>
      <text:p text:style-name="Standard">Info: <text:s text:c="3"/>Sample 649: [-0.599464, 0.352752] is valid from product-of-long-comps, adding to roadmap</text:p>
      <text:p text:style-name="Standard">Info: <text:s text:c="3"/>Sample 650: [-0.942661, 0.326468] is valid from product-of-long-comps, adding to roadmap</text:p>
      <text:p text:style-name="Standard">Info: <text:s text:c="3"/>Sample 651: [-0.0863079, 0.356355] is valid from product-of-long-comps, adding to roadmap</text:p>
      <text:p text:style-name="Standard">Info: <text:s text:c="3"/>Sample 652: [0.321025, 0.351958] is valid from product-of-long-comps, adding to roadmap</text:p>
      <text:p text:style-name="Standard">Info: <text:s text:c="3"/>Sample 653: [-0.663242, 0.378806] is valid from product-of-long-comps, adding to roadmap</text:p>
      <text:p text:style-name="Standard">Info: <text:s text:c="3"/>Sample 654: [0.41549, 0.323514] is valid from product-of-long-comps, adding to roadmap</text:p>
      <text:p text:style-name="Standard">Info: <text:s text:c="3"/>Sample 655: [0.49718, 0.355442] is valid from product-of-long-comps, adding to roadmap</text:p>
      <text:p text:style-name="Standard">Info: <text:s text:c="3"/>Sample 656: [-1.1006, 0.357262] is valid from product-of-long-comps, adding to roadmap</text:p>
      <text:p text:style-name="Standard">Info: <text:s text:c="3"/>Sample 657: [0.600424, 0.34068] is valid from product-of-long-comps, adding to roadmap</text:p>
      <text:p text:style-name="Standard">Info: <text:s text:c="3"/>Sample 658: [-0.761935, 0.361382] is valid from product-of-long-comps, adding to roadmap</text:p>
      <text:p text:style-name="Standard">Info: <text:s text:c="3"/>Sample 659: [-0.127724, 0.320263] is valid from product-of-long-comps, adding to roadmap</text:p>
      <text:p text:style-name="Standard">Info: <text:s text:c="3"/>Sample 660: [0.71557, 0.348109] is valid from product-of-long-comps, adding to roadmap</text:p>
      <text:p text:style-name="Standard">Info: <text:s text:c="3"/>Sample 661: [0.437916, 0.350227] is valid from product-of-long-comps, adding to roadmap</text:p>
      <text:p text:style-name="Standard">Info: <text:s text:c="3"/>Sample 662: [-0.241248, 0.343483] is valid from product-of-long-comps, adding to roadmap</text:p>
      <text:p text:style-name="Standard">Info: <text:s text:c="3"/>Sample 663: [-0.123357, 0.347769] is valid from product-of-long-comps, adding to roadmap</text:p>
      <text:p text:style-name="Standard">Info: <text:s text:c="3"/>Sample 664: [-0.563626, 0.354528] is valid from product-of-long-comps, adding to roadmap</text:p>
      <text:p text:style-name="Standard">Info: <text:s text:c="3"/>Sample 665: [-0.108578, 0.36609] is valid from product-of-long-comps, adding to roadmap</text:p>
      <text:p text:style-name="Standard">Info: <text:s text:c="3"/>Sample 666: [-0.0234992, 0.350864] is valid from product-of-long-comps, adding to roadmap</text:p>
      <text:p text:style-name="Standard">Info: <text:s text:c="3"/>Sample 667: [0.270788, 0.348084] is valid from product-of-long-comps, adding to roadmap</text:p>
      <text:p text:style-name="Standard">Info: <text:s text:c="3"/>Sample 668: [0.946848, 0.334403] is valid from product-of-long-comps, adding to roadmap</text:p>
      <text:p text:style-name="Standard">Info: <text:s text:c="3"/>Sample 669: [0.154149, 0.362407] is valid from product-of-long-comps, adding to roadmap</text:p>
      <text:p text:style-name="Standard">Info: <text:s text:c="3"/>Sample 670: [-0.0153755, 0.349338] is valid from product-of-long-comps, adding to roadmap</text:p>
      <text:p text:style-name="Standard">Info: <text:s text:c="3"/>Sample 671: [0.38278, 0.351285] is valid from product-of-long-comps, adding to roadmap</text:p>
      <text:p text:style-name="Standard">Info: <text:s text:c="3"/>Sample 672: [-0.908558, 0.340216] is valid from product-of-long-comps, adding to roadmap</text:p>
      <text:p text:style-name="Standard">Info: <text:s text:c="3"/>Sample 673: [0.291619, 0.350653] is valid from product-of-long-comps, adding to roadmap</text:p>
      <text:p text:style-name="Standard">Info: <text:s text:c="3"/>Sample 674: [-0.369229, 0.355083] is valid from product-of-long-comps, adding to roadmap</text:p>
      <text:p text:style-name="Standard">Info: <text:s text:c="3"/>Sample 675: [1.18354, 0.326981] is valid from product-of-long-comps, adding to roadmap</text:p>
      <text:p text:style-name="Standard"><text:soft-page-break/>Info: <text:s text:c="3"/>Sample 676: [-1.30852, 0.338828] is valid from product-of-long-comps, adding to roadmap</text:p>
      <text:p text:style-name="Standard">Info: <text:s text:c="3"/>Sample 677: [0.569278, 0.332763] is valid from product-of-long-comps, adding to roadmap</text:p>
      <text:p text:style-name="Standard">Info: <text:s text:c="3"/>Sample 678: [0.889591, 0.363359] is valid from product-of-long-comps, adding to roadmap</text:p>
      <text:p text:style-name="Standard">Info: <text:s text:c="3"/>Sample 679: [0.0427991, 0.349596] is valid from product-of-long-comps, adding to roadmap</text:p>
      <text:p text:style-name="Standard">Info: <text:s text:c="3"/>Sample 680: [-0.694642, 0.332074] is valid from product-of-long-comps, adding to roadmap</text:p>
      <text:p text:style-name="Standard">Info: <text:s text:c="3"/>Sample 681: [-0.593727, 0.339499] is valid from product-of-long-comps, adding to roadmap</text:p>
      <text:p text:style-name="Standard">Info: <text:s text:c="3"/>Sample 682: [-0.865257, 0.356431] is valid from product-of-long-comps, adding to roadmap</text:p>
      <text:p text:style-name="Standard">Info: <text:s text:c="3"/>Sample 683: [0.947233, 0.371131] is valid from product-of-long-comps, adding to roadmap</text:p>
      <text:p text:style-name="Standard">Info: <text:s text:c="3"/>Sample 684: [-1.39813, 0.358219] is valid from product-of-long-comps, adding to roadmap</text:p>
      <text:p text:style-name="Standard">Info: <text:s text:c="3"/>Sample 685: [-0.640441, 0.350221] is valid from product-of-long-comps, adding to roadmap</text:p>
      <text:p text:style-name="Standard">Info: <text:s text:c="3"/>Sample 686: [0.912169, 0.357479] is valid from product-of-long-comps, adding to roadmap</text:p>
      <text:p text:style-name="Standard">Info: <text:s text:c="3"/>Sample 687: [-1.52162, 0.35134] is valid from product-of-long-comps, adding to roadmap</text:p>
      <text:p text:style-name="Standard">Info: <text:s text:c="3"/>Sample 688: [-0.599471, 0.350752] is valid from product-of-long-comps, adding to roadmap</text:p>
      <text:p text:style-name="Standard">Info: <text:s text:c="3"/>Sample 689: [0.246305, 0.335922] is valid from product-of-long-comps, adding to roadmap</text:p>
      <text:p text:style-name="Standard">Info: <text:s text:c="3"/>Sample 690: [-2.06991, 0.352166] is valid from product-of-long-comps, adding to roadmap</text:p>
      <text:p text:style-name="Standard">Info: <text:s text:c="3"/>Sample 691: [-1.0088, 0.331735] is valid from product-of-long-comps, adding to roadmap</text:p>
      <text:p text:style-name="Standard">Info: <text:s text:c="3"/>Sample 692: [0.521635, 0.343462] is valid from product-of-long-comps, adding to roadmap</text:p>
      <text:p text:style-name="Standard">Info: <text:s text:c="3"/>Sample 693: [-0.0994956, 0.335024] is valid from product-of-long-comps, adding to roadmap</text:p>
      <text:p text:style-name="Standard">Info: <text:s text:c="3"/>Sample 694: [-0.188164, 0.368137] is valid from product-of-long-comps, adding to roadmap</text:p>
      <text:p text:style-name="Standard">Info: <text:s text:c="3"/>Sample 695: [0.00216155, 0.356484] is valid from product-of-long-comps, adding to roadmap</text:p>
      <text:p text:style-name="Standard">Info: <text:s text:c="3"/>Sample 696: [0.463224, 0.350811] is valid from product-of-long-comps, adding to roadmap</text:p>
      <text:p text:style-name="Standard">Info: <text:s text:c="3"/>Sample 697: [-0.486598, 0.338041] is valid from product-of-long-comps, adding to roadmap</text:p>
      <text:p text:style-name="Standard">Info: <text:s text:c="3"/>Sample 698: [-0.671583, 0.339754] is valid from product-of-long-comps, adding to roadmap</text:p>
      <text:p text:style-name="Standard">Info: <text:s text:c="3"/>Sample 699: [0.130999, 0.354081] is valid from product-of-long-comps, adding to roadmap</text:p>
      <text:p text:style-name="Standard">Info: <text:s text:c="3"/>Sample 700: [0.639496, 0.329108] is valid from product-of-long-comps, adding to roadmap</text:p>
      <text:p text:style-name="Standard">Info: <text:s text:c="3"/>Sample 701: [1.38149, 0.339109] is valid from product-of-long-comps, adding to roadmap</text:p>
      <text:p text:style-name="Standard">Info: <text:s text:c="3"/>Sample 702: [0.0490151, 0.335903] is valid from product-of-long-comps, adding to roadmap</text:p>
      <text:p text:style-name="Standard">Info: <text:s text:c="3"/>Sample 703: [0.616889, 0.351405] is valid from product-of-long-comps, adding to roadmap</text:p>
      <text:p text:style-name="Standard">Info: <text:s text:c="3"/>Sample 704: [-0.960938, 0.365992] is valid from product-of-long-comps, adding to roadmap</text:p>
      <text:p text:style-name="Standard">Info: <text:s text:c="3"/>Sample 705: [0.714354, 0.334332] is valid from product-of-long-comps, adding to roadmap</text:p>
      <text:p text:style-name="Standard">Info: <text:s text:c="3"/>Sample 706: [-0.402045, 0.322253] is valid from product-of-long-comps, adding to roadmap</text:p>
      <text:p text:style-name="Standard">Info: <text:s text:c="3"/>Sample 707: [0.587467, 0.336958] is valid from product-of-long-comps, adding to roadmap</text:p>
      <text:p text:style-name="Standard">Info: <text:s text:c="3"/>Sample 708: [-0.914167, 0.350385] is valid from product-of-long-comps, adding to roadmap</text:p>
      <text:p text:style-name="Standard">Info: <text:s text:c="3"/>Sample 709: [-0.269163, 0.346468] is valid from product-of-long-comps, adding to roadmap</text:p>
      <text:p text:style-name="Standard">Info: <text:s text:c="3"/>Sample 710: [-0.427972, 0.326042] is valid from product-of-long-comps, adding to roadmap</text:p>
      <text:p text:style-name="Standard">Info: <text:s text:c="3"/>Sample 711: [0.536288, 0.344416] is valid from product-of-long-comps, adding to roadmap</text:p>
      <text:p text:style-name="Standard">Info: <text:s text:c="3"/>Sample 712: [-0.0562876, 0.352449] is valid from product-of-long-comps, adding to roadmap</text:p>
      <text:p text:style-name="Standard">Info: <text:s text:c="3"/>Sample 713: [-0.569407, 0.344112] is valid from product-of-long-comps, adding to roadmap</text:p>
      <text:p text:style-name="Standard">Info: <text:s text:c="3"/>Sample 714: [-0.318988, 0.358276] is valid from product-of-long-comps, adding to roadmap</text:p>
      <text:p text:style-name="Standard">Info: <text:s text:c="3"/>Sample 715: [-0.854214, 0.350862] is valid from product-of-long-comps, adding to roadmap</text:p>
      <text:p text:style-name="Standard">Info: <text:s text:c="3"/>Sample 716: [-0.296601, 0.366278] is valid from product-of-long-comps, adding to roadmap</text:p>
      <text:p text:style-name="Standard">Info: <text:s text:c="3"/>Sample 717: [0.484511, 0.334235] is valid from product-of-long-comps, adding to roadmap</text:p>
      <text:p text:style-name="Standard">Info: <text:s text:c="3"/>Sample 718: [0.66353, 0.32062] is valid from product-of-long-comps, adding to roadmap</text:p>
      <text:p text:style-name="Standard">Info: <text:s text:c="3"/>Sample 719: [0.430535, 0.33794] is valid from product-of-long-comps, adding to roadmap</text:p>
      <text:p text:style-name="Standard">Info: <text:s text:c="3"/>Sample 720: [1.42261, 0.355204] is valid from product-of-long-comps, adding to roadmap</text:p>
      <text:p text:style-name="Standard">Info: <text:s text:c="3"/>Sample 721: [-1.05083, 0.337766] is valid from product-of-long-comps, adding to roadmap</text:p>
      <text:p text:style-name="Standard">Info: <text:s text:c="3"/>Sample 723: [-0.676819, 0.345155] is valid from product-of-long-comps, adding to roadmap</text:p>
      <text:p text:style-name="Standard">Info: <text:s text:c="3"/>Sample 725: [1.11562, 0.353715] is valid from product-of-long-comps, adding to roadmap</text:p>
      <text:p text:style-name="Standard">Info: <text:s text:c="3"/>Sample 726: [-0.0588711, 0.323659] is valid from product-of-long-comps, adding to roadmap</text:p>
      <text:p text:style-name="Standard"><text:soft-page-break/>Info: <text:s text:c="3"/>Sample 727: [0.649129, 0.360419] is valid from product-of-long-comps, adding to roadmap</text:p>
      <text:p text:style-name="Standard">Info: <text:s text:c="3"/>Sample 728: [-0.0792231, 0.339604] is valid from product-of-long-comps, adding to roadmap</text:p>
      <text:p text:style-name="Standard">Info: <text:s text:c="3"/>Sample 730: [0.881441, 0.342726] is valid from product-of-long-comps, adding to roadmap</text:p>
      <text:p text:style-name="Standard">Info: <text:s text:c="3"/>Sample 731: [-0.26905, 0.322929] is valid from product-of-long-comps, adding to roadmap</text:p>
      <text:p text:style-name="Standard">Info: <text:s text:c="3"/>Sample 732: [0.0281733, 0.327624] is valid from product-of-long-comps, adding to roadmap</text:p>
      <text:p text:style-name="Standard">Info: <text:s text:c="3"/>Sample 734: [0.177872, 0.339696] is valid from product-of-long-comps, adding to roadmap</text:p>
      <text:p text:style-name="Standard">Info: <text:s text:c="3"/>Sample 735: [1.42344, 0.355955] is valid from product-of-long-comps, adding to roadmap</text:p>
      <text:p text:style-name="Standard">Info: <text:s text:c="3"/>Sample 736: [-0.924995, 0.356392] is valid from product-of-long-comps, adding to roadmap</text:p>
      <text:p text:style-name="Standard">Info: <text:s text:c="3"/>Sample 737: [-0.713944, 0.351312] is valid from product-of-long-comps, adding to roadmap</text:p>
      <text:p text:style-name="Standard">Info: <text:s text:c="3"/>Sample 738: [0.44665, 0.363262] is valid from product-of-long-comps, adding to roadmap</text:p>
      <text:p text:style-name="Standard">Info: <text:s text:c="3"/>Sample 739: [-0.472081, 0.350631] is valid from product-of-long-comps, adding to roadmap</text:p>
      <text:p text:style-name="Standard">Info: <text:s text:c="3"/>Sample 740: [0.793473, 0.338793] is valid from product-of-long-comps, adding to roadmap</text:p>
      <text:p text:style-name="Standard">Info: <text:s text:c="3"/>Sample 741: [0.735713, 0.344849] is valid from product-of-long-comps, adding to roadmap</text:p>
      <text:p text:style-name="Standard">Info: <text:s text:c="3"/>Sample 742: [-0.143133, 0.32131] is valid from product-of-long-comps, adding to roadmap</text:p>
      <text:p text:style-name="Standard">Info: <text:s text:c="3"/>Sample 743: [0.394423, 0.366555] is valid from product-of-long-comps, adding to roadmap</text:p>
      <text:p text:style-name="Standard">Info: <text:s text:c="3"/>Sample 744: [0.0799895, 0.33704] is valid from product-of-long-comps, adding to roadmap</text:p>
      <text:p text:style-name="Standard">Info: <text:s text:c="3"/>Sample 745: [-0.277075, 0.334624] is valid from product-of-long-comps, adding to roadmap</text:p>
      <text:p text:style-name="Standard">Info: <text:s text:c="3"/>Sample 746: [0.123434, 0.36734] is valid from product-of-long-comps, adding to roadmap</text:p>
      <text:p text:style-name="Standard">Info: <text:s text:c="3"/>Sample 747: [-0.0167318, 0.35971] is valid from product-of-long-comps, adding to roadmap</text:p>
      <text:p text:style-name="Standard">Info: <text:s text:c="3"/>Sample 748: [0.108179, 0.345185] is valid from product-of-long-comps, adding to roadmap</text:p>
      <text:p text:style-name="Standard">Info: <text:s text:c="3"/>Sample 749: [0.437706, 0.336052] is valid from product-of-long-comps, adding to roadmap</text:p>
      <text:p text:style-name="Standard">Info: <text:s text:c="3"/>Sample 750: [0.296881, 0.35844] is valid from product-of-long-comps, adding to roadmap</text:p>
      <text:p text:style-name="Standard">Info: <text:s text:c="3"/>Sample 751: [-1.34662, 0.339169] is valid from product-of-long-comps, adding to roadmap</text:p>
      <text:p text:style-name="Standard">Info: <text:s text:c="3"/>Sample 752: [-0.840246, 0.365298] is valid from product-of-long-comps, adding to roadmap</text:p>
      <text:p text:style-name="Standard">Info: <text:s text:c="3"/>Sample 753: [0.202958, 0.323336] is valid from product-of-long-comps, adding to roadmap</text:p>
      <text:p text:style-name="Standard">Info: <text:s text:c="3"/>Sample 754: [-1.60254, 0.330549] is valid from product-of-long-comps, adding to roadmap</text:p>
      <text:p text:style-name="Standard">Info: <text:s text:c="3"/>Sample 755: [-0.421528, 0.350659] is valid from product-of-long-comps, adding to roadmap</text:p>
      <text:p text:style-name="Standard">Info: <text:s text:c="3"/>Sample 756: [0.833453, 0.359776] is valid from product-of-long-comps, adding to roadmap</text:p>
      <text:p text:style-name="Standard">Info: <text:s text:c="3"/>Sample 757: [1.0913, 0.361315] is valid from product-of-long-comps, adding to roadmap</text:p>
      <text:p text:style-name="Standard">Info: <text:s text:c="3"/>Sample 758: [-0.233394, 0.358677] is valid from product-of-long-comps, adding to roadmap</text:p>
      <text:p text:style-name="Standard">Info: <text:s text:c="3"/>Sample 759: [1.01286, 0.334211] is valid from product-of-long-comps, adding to roadmap</text:p>
      <text:p text:style-name="Standard">Info: <text:s text:c="3"/>Sample 760: [0.668305, 0.347736] is valid from product-of-long-comps, adding to roadmap</text:p>
      <text:p text:style-name="Standard">Info: <text:s text:c="3"/>Sample 761: [-0.116757, 0.328791] is valid from product-of-long-comps, adding to roadmap</text:p>
      <text:p text:style-name="Standard">Info: <text:s text:c="3"/>Sample 762: [-0.32257, 0.367207] is valid from product-of-long-comps, adding to roadmap</text:p>
      <text:p text:style-name="Standard">Info: <text:s text:c="3"/>Sample 763: [-0.689475, 0.355063] is valid from product-of-long-comps, adding to roadmap</text:p>
      <text:p text:style-name="Standard">Info: <text:s text:c="3"/>Sample 764: [0.492898, 0.337355] is valid from product-of-long-comps, adding to roadmap</text:p>
      <text:p text:style-name="Standard">Info: <text:s text:c="3"/>Sample 766: [-1.08987, 0.355013] is valid from product-of-long-comps, adding to roadmap</text:p>
      <text:p text:style-name="Standard">Info: <text:s text:c="3"/>Sample 767: [-0.083036, 0.349399] is valid from product-of-long-comps, adding to roadmap</text:p>
      <text:p text:style-name="Standard">Info: <text:s text:c="3"/>Sample 769: [0.613513, 0.340421] is valid from product-of-long-comps, adding to roadmap</text:p>
      <text:p text:style-name="Standard">Info: <text:s text:c="3"/>Sample 770: [0.16478, 0.357167] is valid from product-of-long-comps, adding to roadmap</text:p>
      <text:p text:style-name="Standard">Info: <text:s text:c="3"/>Sample 771: [0.218394, 0.329088] is valid from product-of-long-comps, adding to roadmap</text:p>
      <text:p text:style-name="Standard">Info: <text:s text:c="3"/>Sample 772: [0.360276, 0.326337] is valid from product-of-long-comps, adding to roadmap</text:p>
      <text:p text:style-name="Standard">Info: <text:s text:c="3"/>Sample 773: [0.350852, 0.359108] is valid from product-of-long-comps, adding to roadmap</text:p>
      <text:p text:style-name="Standard">Info: <text:s text:c="3"/>Sample 774: [-0.693353, 0.341928] is valid from product-of-long-comps, adding to roadmap</text:p>
      <text:p text:style-name="Standard">Info: <text:s text:c="3"/>Sample 775: [0.513893, 0.344277] is valid from product-of-long-comps, adding to roadmap</text:p>
      <text:p text:style-name="Standard">Info: <text:s text:c="3"/>Sample 777: [-0.286963, 0.342873] is valid from product-of-long-comps, adding to roadmap</text:p>
      <text:p text:style-name="Standard">Info: <text:s text:c="3"/>Sample 778: [0.17879, 0.367347] is valid from product-of-long-comps, adding to roadmap</text:p>
      <text:p text:style-name="Standard">Info: <text:s text:c="3"/>Sample 779: [-0.609433, 0.360227] is valid from product-of-long-comps, adding to roadmap</text:p>
      <text:p text:style-name="Standard">Info: <text:s text:c="3"/>Sample 780: [0.508359, 0.331357] is valid from product-of-long-comps, adding to roadmap</text:p>
      <text:p text:style-name="Standard"><text:soft-page-break/>Info: <text:s text:c="3"/>Sample 781: [0.295796, 0.36744] is valid from product-of-long-comps, adding to roadmap</text:p>
      <text:p text:style-name="Standard">Info: <text:s text:c="3"/>Sample 782: [-0.696216, 0.321768] is valid from product-of-long-comps, adding to roadmap</text:p>
      <text:p text:style-name="Standard">Info: <text:s text:c="3"/>Sample 783: [-0.780165, 0.336044] is valid from product-of-long-comps, adding to roadmap</text:p>
      <text:p text:style-name="Standard">Info: <text:s text:c="3"/>Sample 784: [1.39513, 0.368072] is valid from product-of-long-comps, adding to roadmap</text:p>
      <text:p text:style-name="Standard">Info: <text:s text:c="3"/>Sample 785: [-0.560789, 0.335174] is valid from product-of-long-comps, adding to roadmap</text:p>
      <text:p text:style-name="Standard">Info: <text:s text:c="3"/>Sample 786: [-0.300272, 0.375077] is valid from product-of-long-comps, adding to roadmap</text:p>
      <text:p text:style-name="Standard">Info: <text:s text:c="3"/>Sample 787: [1.50746, 0.340246] is valid from product-of-long-comps, adding to roadmap</text:p>
      <text:p text:style-name="Standard">Info: <text:s text:c="3"/>Sample 788: [0.527155, 0.3377] is valid from product-of-long-comps, adding to roadmap</text:p>
      <text:p text:style-name="Standard">Info: <text:s text:c="3"/>Sample 789: [0.553865, 0.343352] is valid from product-of-long-comps, adding to roadmap</text:p>
      <text:p text:style-name="Standard">Info: <text:s text:c="3"/>Sample 790: [-0.80966, 0.366226] is valid from product-of-long-comps, adding to roadmap</text:p>
      <text:p text:style-name="Standard">Info: <text:s text:c="3"/>Sample 791: [0.381674, 0.354076] is valid from product-of-long-comps, adding to roadmap</text:p>
      <text:p text:style-name="Standard">Info: <text:s text:c="3"/>Sample 792: [0.55371, 0.337562] is valid from product-of-long-comps, adding to roadmap</text:p>
      <text:p text:style-name="Standard">Info: <text:s text:c="3"/>Sample 794: [-1.26599, 0.328863] is valid from product-of-long-comps, adding to roadmap</text:p>
      <text:p text:style-name="Standard">Info: <text:s text:c="3"/>Sample 795: [-0.945374, 0.360627] is valid from product-of-long-comps, adding to roadmap</text:p>
      <text:p text:style-name="Standard">Info: <text:s text:c="3"/>Sample 796: [-0.0111807, 0.337598] is valid from product-of-long-comps, adding to roadmap</text:p>
      <text:p text:style-name="Standard">Info: <text:s text:c="3"/>Sample 797: [0.95384, 0.348373] is valid from product-of-long-comps, adding to roadmap</text:p>
      <text:p text:style-name="Standard">Info: <text:s text:c="3"/>Sample 798: [-0.807124, 0.341654] is valid from product-of-long-comps, adding to roadmap</text:p>
      <text:p text:style-name="Standard">Info: <text:s text:c="3"/>Sample 799: [0.801746, 0.325663] is valid from product-of-long-comps, adding to roadmap</text:p>
      <text:p text:style-name="Standard">Info: <text:s text:c="3"/>Sample 800: [-0.489953, 0.342933] is valid from product-of-long-comps, adding to roadmap</text:p>
      <text:p text:style-name="Standard">Info: <text:s text:c="3"/>Sample 801: [0.229262, 0.3584] is valid from product-of-long-comps, adding to roadmap</text:p>
      <text:p text:style-name="Standard">Info: <text:s text:c="3"/>Sample 802: [-0.252232, 0.359891] is valid from product-of-long-comps, adding to roadmap</text:p>
      <text:p text:style-name="Standard">Info: <text:s text:c="3"/>Sample 803: [0.340663, 0.342429] is valid from product-of-long-comps, adding to roadmap</text:p>
      <text:p text:style-name="Standard">Info: <text:s text:c="3"/>Sample 804: [-0.430155, 0.363181] is valid from product-of-long-comps, adding to roadmap</text:p>
      <text:p text:style-name="Standard">Info: <text:s text:c="3"/>Sample 805: [0.153507, 0.357281] is valid from product-of-long-comps, adding to roadmap</text:p>
      <text:p text:style-name="Standard">Info: <text:s text:c="3"/>Sample 806: [-0.802613, 0.345777] is valid from product-of-long-comps, adding to roadmap</text:p>
      <text:p text:style-name="Standard">Info: <text:s text:c="3"/>Sample 807: [-0.167882, 0.330647] is valid from product-of-long-comps, adding to roadmap</text:p>
      <text:p text:style-name="Standard">Info: <text:s text:c="3"/>Sample 808: [0.895483, 0.367521] is valid from product-of-long-comps, adding to roadmap</text:p>
      <text:p text:style-name="Standard">Info: <text:s text:c="3"/>Sample 809: [-0.300957, 0.355606] is valid from product-of-long-comps, adding to roadmap</text:p>
      <text:p text:style-name="Standard">Info: <text:s text:c="3"/>Sample 811: [-0.384434, 0.363354] is valid from product-of-long-comps, adding to roadmap</text:p>
      <text:p text:style-name="Standard">Info: <text:s text:c="3"/>Sample 812: [-0.446945, 0.346509] is valid from product-of-long-comps, adding to roadmap</text:p>
      <text:p text:style-name="Standard">Info: <text:s text:c="3"/>Sample 813: [-0.432795, 0.323795] is valid from product-of-long-comps, adding to roadmap</text:p>
      <text:p text:style-name="Standard">Info: <text:s text:c="3"/>Sample 814: [-0.707828, 0.353699] is valid from product-of-long-comps, adding to roadmap</text:p>
      <text:p text:style-name="Standard">Info: <text:s text:c="3"/>Sample 815: [-0.768928, 0.342071] is valid from product-of-long-comps, adding to roadmap</text:p>
      <text:p text:style-name="Standard">Info: <text:s text:c="3"/>Sample 816: [1.21973, 0.374966] is valid from product-of-long-comps, adding to roadmap</text:p>
      <text:p text:style-name="Standard">Info: <text:s text:c="3"/>Sample 817: [0.691761, 0.333981] is valid from product-of-long-comps, adding to roadmap</text:p>
      <text:p text:style-name="Standard">Info: <text:s text:c="3"/>Sample 819: [-0.358125, 0.355625] is valid from product-of-long-comps, adding to roadmap</text:p>
      <text:p text:style-name="Standard">Info: <text:s text:c="3"/>Sample 820: [0.338814, 0.3534] is valid from product-of-long-comps, adding to roadmap</text:p>
      <text:p text:style-name="Standard">Info: <text:s text:c="3"/>Sample 821: [-0.325023, 0.328513] is valid from product-of-long-comps, adding to roadmap</text:p>
      <text:p text:style-name="Standard">Info: <text:s text:c="3"/>Sample 822: [1.38577, 0.33552] is valid from product-of-long-comps, adding to roadmap</text:p>
      <text:p text:style-name="Standard">Info: <text:s text:c="3"/>Sample 824: [-0.272037, 0.330931] is valid from product-of-long-comps, adding to roadmap</text:p>
      <text:p text:style-name="Standard">Info: <text:s text:c="3"/>Sample 825: [-0.22673, 0.373558] is valid from product-of-long-comps, adding to roadmap</text:p>
      <text:p text:style-name="Standard">Info: <text:s text:c="3"/>Sample 826: [-0.0841122, 0.320469] is valid from product-of-long-comps, adding to roadmap</text:p>
      <text:p text:style-name="Standard">Info: <text:s text:c="3"/>Sample 827: [-1.11562, 0.324139] is valid from product-of-long-comps, adding to roadmap</text:p>
      <text:p text:style-name="Standard">Info: <text:s text:c="3"/>Sample 828: [-0.336495, 0.3697] is valid from product-of-long-comps, adding to roadmap</text:p>
      <text:p text:style-name="Standard">Info: <text:s text:c="3"/>Sample 829: [0.115742, 0.370258] is valid from product-of-long-comps, adding to roadmap</text:p>
      <text:p text:style-name="Standard">Info: <text:s text:c="3"/>Sample 830: [0.983976, 0.350585] is valid from product-of-long-comps, adding to roadmap</text:p>
      <text:p text:style-name="Standard">Info: <text:s text:c="3"/>Sample 831: [0.850871, 0.362595] is valid from product-of-long-comps, adding to roadmap</text:p>
      <text:p text:style-name="Standard">Info: <text:s text:c="3"/>Sample 832: [-0.985476, 0.334525] is valid from product-of-long-comps, adding to roadmap</text:p>
      <text:p text:style-name="Standard">Info: <text:s text:c="3"/>Sample 833: [0.154576, 0.370357] is valid from product-of-long-comps, adding to roadmap</text:p>
      <text:p text:style-name="Standard"><text:soft-page-break/>Info: <text:s text:c="3"/>Sample 834: [-0.0670303, 0.345208] is valid from product-of-long-comps, adding to roadmap</text:p>
      <text:p text:style-name="Standard">Info: <text:s text:c="3"/>Sample 835: [0.215011, 0.321047] is valid from product-of-long-comps, adding to roadmap</text:p>
      <text:p text:style-name="Standard">Info: <text:s text:c="3"/>Sample 836: [-0.188091, 0.341358] is valid from product-of-long-comps, adding to roadmap</text:p>
      <text:p text:style-name="Standard">Info: <text:s text:c="3"/>Sample 837: [-0.223525, 0.344367] is valid from product-of-long-comps, adding to roadmap</text:p>
      <text:p text:style-name="Standard">Info: <text:s text:c="3"/>Sample 838: [-0.416221, 0.330939] is valid from product-of-long-comps, adding to roadmap</text:p>
      <text:p text:style-name="Standard">Info: <text:s text:c="3"/>Sample 839: [0.288049, 0.342282] is valid from product-of-long-comps, adding to roadmap</text:p>
      <text:p text:style-name="Standard">Info: <text:s text:c="3"/>Sample 840: [1.16906, 0.351622] is valid from product-of-long-comps, adding to roadmap</text:p>
      <text:p text:style-name="Standard">Info: <text:s text:c="3"/>Sample 841: [0.0102492, 0.374372] is valid from product-of-long-comps, adding to roadmap</text:p>
      <text:p text:style-name="Standard">Info: <text:s text:c="3"/>Sample 842: [-0.707209, 0.340454] is valid from product-of-long-comps, adding to roadmap</text:p>
      <text:p text:style-name="Standard">Info: <text:s text:c="3"/>Sample 843: [0.0635112, 0.350504] is valid from product-of-long-comps, adding to roadmap</text:p>
      <text:p text:style-name="Standard">Info: <text:s text:c="3"/>Sample 844: [-0.313222, 0.368089] is valid from product-of-long-comps, adding to roadmap</text:p>
      <text:p text:style-name="Standard">Info: <text:s text:c="3"/>Sample 845: [0.149347, 0.322827] is valid from product-of-long-comps, adding to roadmap</text:p>
      <text:p text:style-name="Standard">Info: <text:s text:c="3"/>Sample 846: [-0.682062, 0.328648] is valid from product-of-long-comps, adding to roadmap</text:p>
      <text:p text:style-name="Standard">Info: <text:s text:c="3"/>Sample 847: [-0.0593634, 0.331766] is valid from product-of-long-comps, adding to roadmap</text:p>
      <text:p text:style-name="Standard">Info: <text:s text:c="3"/>Sample 848: [-0.714266, 0.336181] is valid from product-of-long-comps, adding to roadmap</text:p>
      <text:p text:style-name="Standard">Info: <text:s text:c="3"/>Sample 849: [-0.842971, 0.320572] is valid from product-of-long-comps, adding to roadmap</text:p>
      <text:p text:style-name="Standard">Info: <text:s text:c="3"/>Sample 850: [-0.709487, 0.352885] is valid from product-of-long-comps, adding to roadmap</text:p>
      <text:p text:style-name="Standard">Info: <text:s text:c="3"/>Sample 852: [-0.0827931, 0.355229] is valid from product-of-long-comps, adding to roadmap</text:p>
      <text:p text:style-name="Standard">Info: <text:s text:c="3"/>Sample 853: [-1.02306, 0.325404] is valid from product-of-long-comps, adding to roadmap</text:p>
      <text:p text:style-name="Standard">Info: <text:s text:c="3"/>Sample 854: [0.227, 0.348478] is valid from product-of-long-comps, adding to roadmap</text:p>
      <text:p text:style-name="Standard">Info: <text:s text:c="3"/>Sample 855: [-0.119553, 0.334243] is valid from product-of-long-comps, adding to roadmap</text:p>
      <text:p text:style-name="Standard">Info: <text:s text:c="3"/>Sample 856: [0.327953, 0.354417] is valid from product-of-long-comps, adding to roadmap</text:p>
      <text:p text:style-name="Standard">Info: <text:s text:c="3"/>Sample 858: [0.843733, 0.322364] is valid from product-of-long-comps, adding to roadmap</text:p>
      <text:p text:style-name="Standard">Info: <text:s text:c="3"/>Sample 859: [-1.29416, 0.336395] is valid from product-of-long-comps, adding to roadmap</text:p>
      <text:p text:style-name="Standard">Info: <text:s text:c="3"/>Sample 861: [0.390592, 0.342598] is valid from product-of-long-comps, adding to roadmap</text:p>
      <text:p text:style-name="Standard">Info: <text:s text:c="3"/>Sample 862: [-0.32255, 0.339635] is valid from product-of-long-comps, adding to roadmap</text:p>
      <text:p text:style-name="Standard">Info: <text:s text:c="3"/>Sample 863: [-0.465364, 0.338639] is valid from product-of-long-comps, adding to roadmap</text:p>
      <text:p text:style-name="Standard">Info: <text:s text:c="3"/>Sample 864: [0.350559, 0.354328] is valid from product-of-long-comps, adding to roadmap</text:p>
      <text:p text:style-name="Standard">Info: <text:s text:c="3"/>Sample 865: [-0.422182, 0.351409] is valid from product-of-long-comps, adding to roadmap</text:p>
      <text:p text:style-name="Standard">Info: <text:s text:c="3"/>Sample 866: [-0.257031, 0.359525] is valid from product-of-long-comps, adding to roadmap</text:p>
      <text:p text:style-name="Standard">Info: <text:s text:c="3"/>Sample 867: [0.899974, 0.337261] is valid from product-of-long-comps, adding to roadmap</text:p>
      <text:p text:style-name="Standard">Info: <text:s text:c="3"/>Sample 868: [0.153869, 0.333671] is valid from product-of-long-comps, adding to roadmap</text:p>
      <text:p text:style-name="Standard">Info: <text:s text:c="3"/>Sample 869: [0.601524, 0.338321] is valid from product-of-long-comps, adding to roadmap</text:p>
      <text:p text:style-name="Standard">Info: <text:s text:c="3"/>Sample 870: [0.0502413, 0.353183] is valid from product-of-long-comps, adding to roadmap</text:p>
      <text:p text:style-name="Standard">Info: <text:s text:c="3"/>Sample 871: [0.182672, 0.364071] is valid from product-of-long-comps, adding to roadmap</text:p>
      <text:p text:style-name="Standard">Info: <text:s text:c="3"/>Sample 872: [0.426381, 0.327668] is valid from product-of-long-comps, adding to roadmap</text:p>
      <text:p text:style-name="Standard">Info: <text:s text:c="3"/>Sample 873: [0.415415, 0.331069] is valid from product-of-long-comps, adding to roadmap</text:p>
      <text:p text:style-name="Standard">Info: <text:s text:c="3"/>Sample 874: [-0.0179382, 0.338999] is valid from product-of-long-comps, adding to roadmap</text:p>
      <text:p text:style-name="Standard">Info: <text:s text:c="3"/>Sample 875: [1.47358, 0.368308] is valid from product-of-long-comps, adding to roadmap</text:p>
      <text:p text:style-name="Standard">Info: <text:s text:c="3"/>Sample 876: [-0.632489, 0.336328] is valid from product-of-long-comps, adding to roadmap</text:p>
      <text:p text:style-name="Standard">Info: <text:s text:c="3"/>Sample 877: [0.113594, 0.368453] is valid from product-of-long-comps, adding to roadmap</text:p>
      <text:p text:style-name="Standard">Info: <text:s text:c="3"/>Sample 878: [-0.130194, 0.333925] is valid from product-of-long-comps, adding to roadmap</text:p>
      <text:p text:style-name="Standard">Info: <text:s text:c="3"/>Sample 879: [-0.429075, 0.346302] is valid from product-of-long-comps, adding to roadmap</text:p>
      <text:p text:style-name="Standard">Info: <text:s text:c="3"/>Sample 880: [1.22516, 0.35364] is valid from product-of-long-comps, adding to roadmap</text:p>
      <text:p text:style-name="Standard">Info: <text:s text:c="3"/>Sample 881: [-0.900496, 0.369733] is valid from product-of-long-comps, adding to roadmap</text:p>
      <text:p text:style-name="Standard">Info: <text:s text:c="3"/>Sample 882: [0.0395645, 0.342196] is valid from product-of-long-comps, adding to roadmap</text:p>
      <text:p text:style-name="Standard">Info: <text:s text:c="3"/>Sample 883: [0.319828, 0.358111] is valid from product-of-long-comps, adding to roadmap</text:p>
      <text:p text:style-name="Standard">Info: <text:s text:c="3"/>Sample 884: [0.917342, 0.337954] is valid from product-of-long-comps, adding to roadmap</text:p>
      <text:p text:style-name="Standard">Info: <text:s text:c="3"/>Sample 885: [-0.587401, 0.348037] is valid from product-of-long-comps, adding to roadmap</text:p>
      <text:p text:style-name="Standard"><text:soft-page-break/>Info: <text:s text:c="3"/>Sample 886: [0.566261, 0.322625] is valid from product-of-long-comps, adding to roadmap</text:p>
      <text:p text:style-name="Standard">Info: <text:s text:c="3"/>Sample 887: [0.694403, 0.358281] is valid from product-of-long-comps, adding to roadmap</text:p>
      <text:p text:style-name="Standard">Info: <text:s text:c="3"/>Sample 888: [0.531799, 0.345868] is valid from product-of-long-comps, adding to roadmap</text:p>
      <text:p text:style-name="Standard">Info: <text:s text:c="3"/>Sample 889: [-0.350724, 0.358605] is valid from product-of-long-comps, adding to roadmap</text:p>
      <text:p text:style-name="Standard">Info: <text:s text:c="3"/>Sample 890: [0.702482, 0.355841] is valid from product-of-long-comps, adding to roadmap</text:p>
      <text:p text:style-name="Standard">Info: <text:s text:c="3"/>Sample 891: [0.694887, 0.349836] is valid from product-of-long-comps, adding to roadmap</text:p>
      <text:p text:style-name="Standard">Info: <text:s text:c="3"/>Sample 892: [0.183418, 0.343271] is valid from product-of-long-comps, adding to roadmap</text:p>
      <text:p text:style-name="Standard">Info: <text:s text:c="3"/>Sample 893: [0.215557, 0.35182] is valid from product-of-long-comps, adding to roadmap</text:p>
      <text:p text:style-name="Standard">Info: <text:s text:c="3"/>Sample 894: [0.0705262, 0.360935] is valid from product-of-long-comps, adding to roadmap</text:p>
      <text:p text:style-name="Standard">Info: <text:s text:c="3"/>Sample 896: [-1.2113, 0.367018] is valid from product-of-long-comps, adding to roadmap</text:p>
      <text:p text:style-name="Standard">Info: <text:s text:c="3"/>Sample 897: [-0.557848, 0.351581] is valid from product-of-long-comps, adding to roadmap</text:p>
      <text:p text:style-name="Standard">Info: <text:s text:c="3"/>Sample 898: [0.313322, 0.351302] is valid from product-of-long-comps, adding to roadmap</text:p>
      <text:p text:style-name="Standard">Info: <text:s text:c="3"/>Sample 899: [-1.01522, 0.33862] is valid from product-of-long-comps, adding to roadmap</text:p>
      <text:p text:style-name="Standard">Info: <text:s text:c="3"/>Sample 900: [-0.954673, 0.354647] is valid from product-of-long-comps, adding to roadmap</text:p>
      <text:p text:style-name="Standard">Info: <text:s text:c="3"/>Sample 901: [0.882267, 0.366193] is valid from product-of-long-comps, adding to roadmap</text:p>
      <text:p text:style-name="Standard">Info: <text:s text:c="3"/>Sample 902: [0.0377538, 0.354888] is valid from product-of-long-comps, adding to roadmap</text:p>
      <text:p text:style-name="Standard">Info: <text:s text:c="3"/>Sample 903: [-0.845977, 0.364473] is valid from product-of-long-comps, adding to roadmap</text:p>
      <text:p text:style-name="Standard">Info: <text:s text:c="3"/>Sample 904: [0.277122, 0.342388] is valid from product-of-long-comps, adding to roadmap</text:p>
      <text:p text:style-name="Standard">Info: <text:s text:c="3"/>Sample 906: [0.0665211, 0.359572] is valid from product-of-long-comps, adding to roadmap</text:p>
      <text:p text:style-name="Standard">Info: <text:s text:c="3"/>Sample 908: [-0.471216, 0.354379] is valid from product-of-long-comps, adding to roadmap</text:p>
      <text:p text:style-name="Standard">Info: <text:s text:c="3"/>Sample 909: [0.330416, 0.354858] is valid from product-of-long-comps, adding to roadmap</text:p>
      <text:p text:style-name="Standard">Info: <text:s text:c="3"/>Sample 910: [-0.427461, 0.369083] is valid from product-of-long-comps, adding to roadmap</text:p>
      <text:p text:style-name="Standard">Info: <text:s text:c="3"/>Sample 911: [0.25493, 0.370732] is valid from product-of-long-comps, adding to roadmap</text:p>
      <text:p text:style-name="Standard">Info: <text:s text:c="3"/>Sample 913: [-0.764801, 0.340632] is valid from product-of-long-comps, adding to roadmap</text:p>
      <text:p text:style-name="Standard">Info: <text:s text:c="3"/>Sample 914: [-0.509388, 0.343353] is valid from product-of-long-comps, adding to roadmap</text:p>
      <text:p text:style-name="Standard">Info: <text:s text:c="3"/>Sample 916: [-0.339758, 0.33774] is valid from product-of-long-comps, adding to roadmap</text:p>
      <text:p text:style-name="Standard">Info: <text:s text:c="3"/>Sample 917: [-0.332268, 0.343074] is valid from product-of-long-comps, adding to roadmap</text:p>
      <text:p text:style-name="Standard">Info: <text:s text:c="3"/>Sample 918: [-0.213411, 0.329173] is valid from product-of-long-comps, adding to roadmap</text:p>
      <text:p text:style-name="Standard">Info: <text:s text:c="3"/>Sample 920: [0.396582, 0.340746] is valid from product-of-long-comps, adding to roadmap</text:p>
      <text:p text:style-name="Standard">Info: <text:s text:c="3"/>Sample 921: [-0.31789, 0.357537] is valid from product-of-long-comps, adding to roadmap</text:p>
      <text:p text:style-name="Standard">Info: <text:s text:c="3"/>Sample 922: [-1.03338, 0.358454] is valid from product-of-long-comps, adding to roadmap</text:p>
      <text:p text:style-name="Standard">Info: <text:s text:c="3"/>Sample 923: [-0.396255, 0.379277] is valid from product-of-long-comps, adding to roadmap</text:p>
      <text:p text:style-name="Standard">Info: <text:s text:c="3"/>Sample 924: [0.382103, 0.340582] is valid from product-of-long-comps, adding to roadmap</text:p>
      <text:p text:style-name="Standard">Info: <text:s text:c="3"/>Sample 925: [0.432282, 0.36607] is valid from product-of-long-comps, adding to roadmap</text:p>
      <text:p text:style-name="Standard">Info: <text:s text:c="3"/>Sample 926: [-0.596879, 0.349672] is valid from product-of-long-comps, adding to roadmap</text:p>
      <text:p text:style-name="Standard">Info: <text:s text:c="3"/>Sample 927: [0.318117, 0.32789] is valid from product-of-long-comps, adding to roadmap</text:p>
      <text:p text:style-name="Standard">Info: <text:s text:c="3"/>Sample 928: [0.528258, 0.330622] is valid from product-of-long-comps, adding to roadmap</text:p>
      <text:p text:style-name="Standard">Info: <text:s text:c="3"/>Sample 929: [-0.70949, 0.338922] is valid from product-of-long-comps, adding to roadmap</text:p>
      <text:p text:style-name="Standard">Info: <text:s text:c="3"/>Sample 930: [-0.44816, 0.32758] is valid from product-of-long-comps, adding to roadmap</text:p>
      <text:p text:style-name="Standard">Info: <text:s text:c="3"/>Sample 931: [0.308379, 0.354615] is valid from product-of-long-comps, adding to roadmap</text:p>
      <text:p text:style-name="Standard">Info: <text:s text:c="3"/>Sample 932: [0.232698, 0.357934] is valid from product-of-long-comps, adding to roadmap</text:p>
      <text:p text:style-name="Standard">Info: <text:s text:c="3"/>Sample 933: [-1.43418, 0.370287] is valid from product-of-long-comps, adding to roadmap</text:p>
      <text:p text:style-name="Standard">Info: <text:s text:c="3"/>Sample 934: [0.163683, 0.350443] is valid from product-of-long-comps, adding to roadmap</text:p>
      <text:p text:style-name="Standard">Info: <text:s text:c="3"/>Sample 935: [-1.35022, 0.337229] is valid from product-of-long-comps, adding to roadmap</text:p>
      <text:p text:style-name="Standard">Info: <text:s text:c="3"/>Sample 936: [-1.3354, 0.343395] is valid from product-of-long-comps, adding to roadmap</text:p>
      <text:p text:style-name="Standard">Info: <text:s text:c="3"/>Sample 937: [-0.826251, 0.336164] is valid from product-of-long-comps, adding to roadmap</text:p>
      <text:p text:style-name="Standard">Info: <text:s text:c="3"/>Sample 938: [-0.861817, 0.334882] is valid from product-of-long-comps, adding to roadmap</text:p>
      <text:p text:style-name="Standard">Info: <text:s text:c="3"/>Sample 939: [0.304286, 0.350157] is valid from product-of-long-comps, adding to roadmap</text:p>
      <text:p text:style-name="Standard">Info: <text:s text:c="3"/>Sample 940: [-0.782768, 0.341906] is valid from product-of-long-comps, adding to roadmap</text:p>
      <text:p text:style-name="Standard"><text:soft-page-break/>Info: <text:s text:c="3"/>Sample 941: [-0.199256, 0.335222] is valid from product-of-long-comps, adding to roadmap</text:p>
      <text:p text:style-name="Standard">Info: <text:s text:c="3"/>Sample 943: [-0.683431, 0.359314] is valid from product-of-long-comps, adding to roadmap</text:p>
      <text:p text:style-name="Standard">Info: <text:s text:c="3"/>Sample 944: [0.331538, 0.352612] is valid from product-of-long-comps, adding to roadmap</text:p>
      <text:p text:style-name="Standard">Info: <text:s text:c="3"/>Sample 945: [-0.239442, 0.3616] is valid from product-of-long-comps, adding to roadmap</text:p>
      <text:p text:style-name="Standard">Info: <text:s text:c="3"/>Sample 946: [-0.180997, 0.357295] is valid from product-of-long-comps, adding to roadmap</text:p>
      <text:p text:style-name="Standard">Info: <text:s text:c="3"/>Sample 947: [0.803499, 0.340808] is valid from product-of-long-comps, adding to roadmap</text:p>
      <text:p text:style-name="Standard">Info: <text:s text:c="3"/>Sample 948: [0.164995, 0.34623] is valid from product-of-long-comps, adding to roadmap</text:p>
      <text:p text:style-name="Standard">Info: <text:s text:c="3"/>Sample 949: [-0.703298, 0.36444] is valid from product-of-long-comps, adding to roadmap</text:p>
      <text:p text:style-name="Standard">Info: <text:s text:c="3"/>Sample 950: [-0.16966, 0.326632] is valid from product-of-long-comps, adding to roadmap</text:p>
      <text:p text:style-name="Standard">Info: <text:s text:c="3"/>Sample 951: [-0.400586, 0.328212] is valid from product-of-long-comps, adding to roadmap</text:p>
      <text:p text:style-name="Standard">Info: <text:s text:c="3"/>Sample 952: [0.860445, 0.371053] is valid from product-of-long-comps, adding to roadmap</text:p>
      <text:p text:style-name="Standard">Info: <text:s text:c="3"/>Sample 953: [-0.588298, 0.333665] is valid from product-of-long-comps, adding to roadmap</text:p>
      <text:p text:style-name="Standard">Info: <text:s text:c="3"/>Sample 955: [0.374004, 0.344464] is valid from product-of-long-comps, adding to roadmap</text:p>
      <text:p text:style-name="Standard">Info: <text:s text:c="3"/>Sample 956: [0.346826, 0.36088] is valid from product-of-long-comps, adding to roadmap</text:p>
      <text:p text:style-name="Standard">Info: <text:s text:c="3"/>Sample 957: [1.07043, 0.351987] is valid from product-of-long-comps, adding to roadmap</text:p>
      <text:p text:style-name="Standard">Info: <text:s text:c="3"/>Sample 958: [0.0215811, 0.354886] is valid from product-of-long-comps, adding to roadmap</text:p>
      <text:p text:style-name="Standard">Info: <text:s text:c="3"/>Sample 959: [0.377504, 0.379395] is valid from product-of-long-comps, adding to roadmap</text:p>
      <text:p text:style-name="Standard">Info: <text:s text:c="3"/>Sample 960: [-0.259318, 0.34092] is valid from product-of-long-comps, adding to roadmap</text:p>
      <text:p text:style-name="Standard">Info: <text:s text:c="3"/>Sample 961: [-0.615975, 0.372376] is valid from product-of-long-comps, adding to roadmap</text:p>
      <text:p text:style-name="Standard">Info: <text:s text:c="3"/>Sample 962: [-0.101129, 0.358301] is valid from product-of-long-comps, adding to roadmap</text:p>
      <text:p text:style-name="Standard">Info: <text:s text:c="3"/>Sample 963: [0.892668, 0.360096] is valid from product-of-long-comps, adding to roadmap</text:p>
      <text:p text:style-name="Standard">Info: <text:s text:c="3"/>Sample 964: [0.108369, 0.335197] is valid from product-of-long-comps, adding to roadmap</text:p>
      <text:p text:style-name="Standard">Info: <text:s text:c="3"/>Sample 965: [-0.183379, 0.349874] is valid from product-of-long-comps, adding to roadmap</text:p>
      <text:p text:style-name="Standard">Info: <text:s text:c="3"/>Sample 966: [-0.858954, 0.338964] is valid from product-of-long-comps, adding to roadmap</text:p>
      <text:p text:style-name="Standard">Info: <text:s text:c="3"/>Sample 967: [0.25301, 0.341926] is valid from product-of-long-comps, adding to roadmap</text:p>
      <text:p text:style-name="Standard">Info: <text:s text:c="3"/>Sample 968: [-0.620855, 0.36875] is valid from product-of-long-comps, adding to roadmap</text:p>
      <text:p text:style-name="Standard">Info: <text:s text:c="3"/>Sample 969: [0.139274, 0.329345] is valid from product-of-long-comps, adding to roadmap</text:p>
      <text:p text:style-name="Standard">Info: <text:s text:c="3"/>Sample 970: [1.83799, 0.347287] is valid from product-of-long-comps, adding to roadmap</text:p>
      <text:p text:style-name="Standard">Info: <text:s text:c="3"/>Sample 972: [-0.289093, 0.372792] is valid from product-of-long-comps, adding to roadmap</text:p>
      <text:p text:style-name="Standard">Info: <text:s text:c="3"/>Sample 973: [-0.228624, 0.350828] is valid from product-of-long-comps, adding to roadmap</text:p>
      <text:p text:style-name="Standard">Info: <text:s text:c="3"/>Sample 975: [-0.786958, 0.336133] is valid from product-of-long-comps, adding to roadmap</text:p>
      <text:p text:style-name="Standard">Info: <text:s text:c="3"/>Sample 976: [-0.197537, 0.342065] is valid from product-of-long-comps, adding to roadmap</text:p>
      <text:p text:style-name="Standard">Info: <text:s text:c="3"/>Sample 977: [0.209873, 0.34101] is valid from product-of-long-comps, adding to roadmap</text:p>
      <text:p text:style-name="Standard">Info: <text:s text:c="3"/>Sample 978: [1.0143, 0.350602] is valid from product-of-long-comps, adding to roadmap</text:p>
      <text:p text:style-name="Standard">Info: <text:s text:c="3"/>Sample 979: [-0.277164, 0.325076] is valid from product-of-long-comps, adding to roadmap</text:p>
      <text:p text:style-name="Standard">Info: <text:s text:c="3"/>Sample 980: [-0.831998, 0.33556] is valid from product-of-long-comps, adding to roadmap</text:p>
      <text:p text:style-name="Standard">Info: <text:s text:c="3"/>Sample 981: [-0.111154, 0.336851] is valid from product-of-long-comps, adding to roadmap</text:p>
      <text:p text:style-name="Standard">Info: <text:s text:c="3"/>Sample 982: [0.492757, 0.364987] is valid from product-of-long-comps, adding to roadmap</text:p>
      <text:p text:style-name="Standard">Info: <text:s text:c="3"/>Sample 983: [-0.197208, 0.373313] is valid from product-of-long-comps, adding to roadmap</text:p>
      <text:p text:style-name="Standard">Info: <text:s text:c="3"/>Sample 984: [-0.21074, 0.345899] is valid from product-of-long-comps, adding to roadmap</text:p>
      <text:p text:style-name="Standard">Info: <text:s text:c="3"/>Sample 985: [-1.04073, 0.370341] is valid from product-of-long-comps, adding to roadmap</text:p>
      <text:p text:style-name="Standard">Info: <text:s text:c="3"/>Sample 986: [-0.421077, 0.348441] is valid from product-of-long-comps, adding to roadmap</text:p>
      <text:p text:style-name="Standard">Info: <text:s text:c="3"/>Sample 987: [-0.116742, 0.320763] is valid from product-of-long-comps, adding to roadmap</text:p>
      <text:p text:style-name="Standard">Info: <text:s text:c="3"/>Sample 989: [0.520032, 0.350049] is valid from product-of-long-comps, adding to roadmap</text:p>
      <text:p text:style-name="Standard">Info: <text:s text:c="3"/>Sample 991: [0.842247, 0.349915] is valid from product-of-long-comps, adding to roadmap</text:p>
      <text:p text:style-name="Standard">Info: <text:s text:c="3"/>Sample 992: [-0.248254, 0.339343] is valid from product-of-long-comps, adding to roadmap</text:p>
      <text:p text:style-name="Standard">Info: <text:s text:c="3"/>Sample 993: [0.860071, 0.329882] is valid from product-of-long-comps, adding to roadmap</text:p>
      <text:p text:style-name="Standard">Info: <text:s text:c="3"/>Sample 994: [-0.151026, 0.322842] is valid from product-of-long-comps, adding to roadmap</text:p>
      <text:p text:style-name="Standard">Info: <text:s text:c="3"/>Sample 995: [-0.374803, 0.355355] is valid from product-of-long-comps, adding to roadmap</text:p>
      <text:p text:style-name="Standard"><text:soft-page-break/>Info: <text:s text:c="3"/>Sample 996: [1.01373, 0.356619] is valid from product-of-long-comps, adding to roadmap</text:p>
      <text:p text:style-name="Standard">Info: <text:s text:c="3"/>Sample 997: [0.261304, 0.365607] is valid from product-of-long-comps, adding to roadmap</text:p>
      <text:p text:style-name="Standard">Info: <text:s text:c="3"/>Sample 998: [0.242153, 0.339579] is valid from product-of-long-comps, adding to roadmap</text:p>
      <text:p text:style-name="Standard">Info: <text:s text:c="3"/>Sample 999: [-0.0895512, 0.358895] is valid from product-of-long-comps, adding to roadmap</text:p>
      <text:p text:style-name="Standard">Info: <text:s text:c="3"/>Added 929 new vertices to the roadmap from product-of-long-comps</text:p>
      <text:p text:style-name="Standard">Saved scatter plot to roadmapAfter.png</text:p>
      <text:p text:style-name="Standard">Saved single-cluster GMM 2D plot to clustersPerComp.png</text:p>
      <text:p text:style-name="Standard">Environment2D destructor called.</text:p>
      <text:p text:style-name="Standard">Total run time: 0.246225 s</text:p>
      <text:p text:style-name="Standard">(base) chanmi@chanmi-Precision-Tower-5810:~/SDCL/build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7:45:36.515666267</meta:creation-date>
    <dc:date>2025-05-12T17:55:01.169514206</dc:date>
    <meta:editing-duration>PT1M3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3" meta:paragraph-count="1087" meta:word-count="12918" meta:character-count="101090" meta:non-whitespace-character-count="86093"/>
  </office:meta>
</office:document-meta>
</file>